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Normal" style:family="paragraph">
      <style:paragraph-properties fo:margin-bottom="0in" style:line-height-at-least="0.1979in" fo:background-color="#1E1E1E"/>
    </style:style>
    <style:style style:name="T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1" style:parent-style-name="Normal" style:family="paragraph">
      <style:paragraph-properties fo:margin-bottom="0in" style:line-height-at-least="0.1979in" fo:background-color="#1E1E1E"/>
    </style:style>
    <style:style style:name="T1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5" style:parent-style-name="Normal" style:family="paragraph">
      <style:paragraph-properties fo:margin-bottom="0in" style:line-height-at-least="0.1979in" fo:background-color="#1E1E1E"/>
    </style:style>
    <style:style style:name="T1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9" style:parent-style-name="Normal" style:family="paragraph">
      <style:paragraph-properties fo:margin-bottom="0in" style:line-height-at-least="0.1979in" fo:background-color="#1E1E1E"/>
    </style:style>
    <style:style style:name="T2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2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8" style:parent-style-name="Normal" style:family="paragraph">
      <style:paragraph-properties fo:margin-bottom="0in" style:line-height-at-least="0.1979in" fo:background-color="#1E1E1E"/>
    </style:style>
    <style:style style:name="T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41" style:parent-style-name="Normal" style:family="paragraph">
      <style:paragraph-properties fo:margin-bottom="0in" style:line-height-at-least="0.1979in" fo:background-color="#1E1E1E"/>
    </style:style>
    <style:style style:name="T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0" style:parent-style-name="Normal" style:family="paragraph">
      <style:paragraph-properties fo:margin-bottom="0in" style:line-height-at-least="0.1979in" fo:background-color="#1E1E1E"/>
    </style:style>
    <style:style style:name="T5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8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84" style:parent-style-name="Normal" style:family="paragraph">
      <style:paragraph-properties fo:margin-bottom="0in" style:line-height-at-least="0.1979in" fo:background-color="#1E1E1E"/>
    </style:style>
    <style:style style:name="T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8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8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9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9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9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95" style:parent-style-name="Normal" style:family="paragraph">
      <style:paragraph-properties fo:margin-bottom="0in" style:line-height-at-least="0.1979in" fo:background-color="#1E1E1E"/>
    </style:style>
    <style:style style:name="T9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99" style:parent-style-name="Normal" style:family="paragraph">
      <style:paragraph-properties fo:margin-bottom="0in" style:line-height-at-least="0.1979in" fo:background-color="#1E1E1E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4" style:parent-style-name="Normal" style:family="paragraph">
      <style:paragraph-properties fo:margin-bottom="0in" style:line-height-at-least="0.1979in" fo:background-color="#1E1E1E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07" style:parent-style-name="Normal" style:family="paragraph">
      <style:paragraph-properties fo:margin-bottom="0in" style:line-height-at-least="0.1979in" fo:background-color="#1E1E1E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09" style:parent-style-name="Normal" style:family="paragraph">
      <style:paragraph-properties fo:margin-bottom="0in" style:line-height-at-least="0.1979in" fo:background-color="#1E1E1E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11" style:parent-style-name="Normal" style:family="paragraph">
      <style:paragraph-properties fo:margin-bottom="0in" style:line-height-at-least="0.1979in" fo:background-color="#1E1E1E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13" style:parent-style-name="Normal" style:family="paragraph">
      <style:paragraph-properties fo:margin-bottom="0in" style:line-height-at-least="0.1979in" fo:background-color="#1E1E1E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15" style:parent-style-name="Normal" style:family="paragraph">
      <style:paragraph-properties fo:margin-bottom="0in" style:line-height-at-least="0.1979in" fo:background-color="#1E1E1E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17" style:parent-style-name="Normal" style:family="paragraph">
      <style:paragraph-properties fo:margin-bottom="0in" style:line-height-at-least="0.1979in" fo:background-color="#1E1E1E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26" style:parent-style-name="Normal" style:family="paragraph">
      <style:paragraph-properties fo:margin-bottom="0in" style:line-height-at-least="0.1979in" fo:background-color="#1E1E1E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35" style:parent-style-name="Normal" style:family="paragraph">
      <style:paragraph-properties fo:margin-bottom="0in" style:line-height-at-least="0.1979in" fo:background-color="#1E1E1E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53" style:parent-style-name="Normal" style:family="paragraph">
      <style:paragraph-properties fo:margin-bottom="0in" style:line-height-at-least="0.1979in" fo:background-color="#1E1E1E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62" style:parent-style-name="Normal" style:family="paragraph">
      <style:paragraph-properties fo:margin-bottom="0in" style:line-height-at-least="0.1979in" fo:background-color="#1E1E1E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67" style:parent-style-name="Normal" style:family="paragraph">
      <style:paragraph-properties fo:margin-bottom="0in" style:line-height-at-least="0.1979in" fo:background-color="#1E1E1E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76" style:parent-style-name="Normal" style:family="paragraph">
      <style:paragraph-properties fo:margin-bottom="0in" style:line-height-at-least="0.1979in" fo:background-color="#1E1E1E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83" style:parent-style-name="Normal" style:family="paragraph">
      <style:paragraph-properties fo:margin-bottom="0in" style:line-height-at-least="0.1979in" fo:background-color="#1E1E1E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88" style:parent-style-name="Normal" style:family="paragraph">
      <style:paragraph-properties fo:margin-bottom="0in" style:line-height-at-least="0.1979in" fo:background-color="#1E1E1E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197" style:parent-style-name="Normal" style:family="paragraph">
      <style:paragraph-properties fo:margin-bottom="0in" style:line-height-at-least="0.1979in" fo:background-color="#1E1E1E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04" style:parent-style-name="Normal" style:family="paragraph">
      <style:paragraph-properties fo:margin-bottom="0in" style:line-height-at-least="0.1979in" fo:background-color="#1E1E1E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09" style:parent-style-name="Normal" style:family="paragraph">
      <style:paragraph-properties fo:margin-bottom="0in" style:line-height-at-least="0.1979in" fo:background-color="#1E1E1E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18" style:parent-style-name="Normal" style:family="paragraph">
      <style:paragraph-properties fo:margin-bottom="0in" style:line-height-at-least="0.1979in" fo:background-color="#1E1E1E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25" style:parent-style-name="Normal" style:family="paragraph">
      <style:paragraph-properties fo:margin-bottom="0in" style:line-height-at-least="0.1979in" fo:background-color="#1E1E1E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30" style:parent-style-name="Normal" style:family="paragraph">
      <style:paragraph-properties fo:margin-bottom="0in" style:line-height-at-least="0.1979in" fo:background-color="#1E1E1E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39" style:parent-style-name="Normal" style:family="paragraph">
      <style:paragraph-properties fo:margin-bottom="0in" style:line-height-at-least="0.1979in" fo:background-color="#1E1E1E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46" style:parent-style-name="Normal" style:family="paragraph">
      <style:paragraph-properties fo:margin-bottom="0in" style:line-height-at-least="0.1979in" fo:background-color="#1E1E1E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51" style:parent-style-name="Normal" style:family="paragraph">
      <style:paragraph-properties fo:margin-bottom="0in" style:line-height-at-least="0.1979in" fo:background-color="#1E1E1E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60" style:parent-style-name="Normal" style:family="paragraph">
      <style:paragraph-properties fo:margin-bottom="0in" style:line-height-at-least="0.1979in" fo:background-color="#1E1E1E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67" style:parent-style-name="Normal" style:family="paragraph">
      <style:paragraph-properties fo:margin-bottom="0in" style:line-height-at-least="0.1979in" fo:background-color="#1E1E1E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72" style:parent-style-name="Normal" style:family="paragraph">
      <style:paragraph-properties fo:margin-bottom="0in" style:line-height-at-least="0.1979in" fo:background-color="#1E1E1E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81" style:parent-style-name="Normal" style:family="paragraph">
      <style:paragraph-properties fo:margin-bottom="0in" style:line-height-at-least="0.1979in" fo:background-color="#1E1E1E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88" style:parent-style-name="Normal" style:family="paragraph">
      <style:paragraph-properties fo:margin-bottom="0in" style:line-height-at-least="0.1979in" fo:background-color="#1E1E1E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93" style:parent-style-name="Normal" style:family="paragraph">
      <style:paragraph-properties fo:margin-bottom="0in" style:line-height-at-least="0.1979in" fo:background-color="#1E1E1E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2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299" style:parent-style-name="Normal" style:family="paragraph">
      <style:paragraph-properties fo:margin-bottom="0in" style:line-height-at-least="0.1979in" fo:background-color="#1E1E1E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0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3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314" style:parent-style-name="Normal" style:family="paragraph">
      <style:paragraph-properties fo:margin-bottom="0in" style:line-height-at-least="0.1979in" fo:background-color="#1E1E1E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3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344" style:parent-style-name="Normal" style:family="paragraph">
      <style:paragraph-properties fo:margin-bottom="0in" style:line-height-at-least="0.1979in" fo:background-color="#1E1E1E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349" style:parent-style-name="Normal" style:family="paragraph">
      <style:paragraph-properties fo:margin-bottom="0in" style:line-height-at-least="0.1979in" fo:background-color="#1E1E1E"/>
    </style:style>
    <style:style style:name="T3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5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5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5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362" style:parent-style-name="Normal" style:family="paragraph">
      <style:paragraph-properties fo:margin-bottom="0in" style:line-height-at-least="0.1979in" fo:background-color="#1E1E1E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7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7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7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383" style:parent-style-name="Normal" style:family="paragraph">
      <style:paragraph-properties fo:margin-bottom="0in" style:line-height-at-least="0.1979in" fo:background-color="#1E1E1E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391" style:parent-style-name="Normal" style:family="paragraph">
      <style:paragraph-properties fo:margin-bottom="0in" style:line-height-at-least="0.1979in" fo:background-color="#1E1E1E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9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9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0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0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0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403" style:parent-style-name="Normal" style:family="paragraph">
      <style:paragraph-properties fo:margin-bottom="0in" style:line-height-at-least="0.1979in" fo:background-color="#1E1E1E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4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409" style:parent-style-name="Normal" style:family="paragraph">
      <style:paragraph-properties fo:margin-bottom="0in" style:line-height-at-least="0.1979in" fo:background-color="#1E1E1E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414" style:parent-style-name="Normal" style:family="paragraph">
      <style:paragraph-properties fo:margin-bottom="0in" style:line-height-at-least="0.1979in" fo:background-color="#1E1E1E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2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427" style:parent-style-name="Normal" style:family="paragraph">
      <style:paragraph-properties fo:margin-bottom="0in" style:line-height-at-least="0.1979in" fo:background-color="#1E1E1E"/>
    </style:style>
    <style:style style:name="T4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3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3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3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4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4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4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4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4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4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4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5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5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452" style:parent-style-name="Normal" style:family="paragraph">
      <style:paragraph-properties fo:margin-bottom="0in" style:line-height-at-least="0.1979in" fo:background-color="#1E1E1E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5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5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5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6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465" style:parent-style-name="Normal" style:family="paragraph">
      <style:paragraph-properties fo:margin-bottom="0in" style:line-height-at-least="0.1979in" fo:background-color="#1E1E1E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6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6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4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472" style:parent-style-name="Normal" style:family="paragraph">
      <style:paragraph-properties fo:margin-bottom="0in" style:line-height-at-least="0.1979in" fo:background-color="#1E1E1E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477" style:parent-style-name="Normal" style:family="paragraph">
      <style:paragraph-properties fo:margin-bottom="0in" style:line-height-at-least="0.1979in" fo:background-color="#1E1E1E"/>
    </style:style>
    <style:style style:name="T4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8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8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8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8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490" style:parent-style-name="Normal" style:family="paragraph">
      <style:paragraph-properties fo:margin-bottom="0in" style:line-height-at-least="0.1979in" fo:background-color="#1E1E1E"/>
    </style:style>
    <style:style style:name="T4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9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0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0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0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0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12" style:parent-style-name="Normal" style:family="paragraph">
      <style:paragraph-properties fo:margin-bottom="0in" style:line-height-at-least="0.1979in" fo:background-color="#1E1E1E"/>
    </style:style>
    <style:style style:name="T5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1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1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1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1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1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1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2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2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2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23" style:parent-style-name="Normal" style:family="paragraph">
      <style:paragraph-properties fo:margin-bottom="0in" style:line-height-at-least="0.1979in" fo:background-color="#1E1E1E"/>
    </style:style>
    <style:style style:name="T52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2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2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2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529" style:parent-style-name="Normal" style:family="paragraph">
      <style:paragraph-properties fo:margin-bottom="0in" style:line-height-at-least="0.1979in" fo:background-color="#1E1E1E"/>
    </style:style>
    <style:style style:name="T5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3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3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3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34" style:parent-style-name="Normal" style:family="paragraph">
      <style:paragraph-properties fo:margin-bottom="0in" style:line-height-at-least="0.1979in" fo:background-color="#1E1E1E"/>
    </style:style>
    <style:style style:name="T5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3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3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3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4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4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4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4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4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4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47" style:parent-style-name="Normal" style:family="paragraph">
      <style:paragraph-properties fo:margin-bottom="0in" style:line-height-at-least="0.1979in" fo:background-color="#1E1E1E"/>
    </style:style>
    <style:style style:name="T54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4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5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5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5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5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5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5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5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5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5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6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6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6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6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6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6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6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P567" style:parent-style-name="Normal" style:family="paragraph">
      <style:paragraph-properties fo:margin-bottom="0in" style:line-height-at-least="0.1979in" fo:background-color="#1E1E1E"/>
    </style:style>
    <style:style style:name="T5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6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7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7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74" style:parent-style-name="Normal" style:family="paragraph">
      <style:paragraph-properties fo:margin-bottom="0in" style:line-height-at-least="0.1979in" fo:background-color="#1E1E1E"/>
    </style:style>
    <style:style style:name="T57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7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7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7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8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8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58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8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8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85" style:parent-style-name="Normal" style:family="paragraph">
      <style:paragraph-properties fo:margin-bottom="0in" style:line-height-at-least="0.1979in" fo:background-color="#1E1E1E"/>
    </style:style>
    <style:style style:name="T58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8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8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8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591" style:parent-style-name="Normal" style:family="paragraph">
      <style:paragraph-properties fo:margin-bottom="0in" style:line-height-at-least="0.1979in" fo:background-color="#1E1E1E"/>
    </style:style>
    <style:style style:name="T59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9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9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59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596" style:parent-style-name="Normal" style:family="paragraph">
      <style:paragraph-properties fo:margin-bottom="0in" style:line-height-at-least="0.1979in" fo:background-color="#1E1E1E"/>
    </style:style>
    <style:style style:name="T5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9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59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0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0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0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0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0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0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0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0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609" style:parent-style-name="Normal" style:family="paragraph">
      <style:paragraph-properties fo:margin-bottom="0in" style:line-height-at-least="0.1979in" fo:background-color="#1E1E1E"/>
    </style:style>
    <style:style style:name="T61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1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1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1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1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1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2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2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2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2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2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3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631" style:parent-style-name="Normal" style:family="paragraph">
      <style:paragraph-properties fo:margin-bottom="0in" style:line-height-at-least="0.1979in" fo:background-color="#1E1E1E"/>
    </style:style>
    <style:style style:name="T6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3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3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3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3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3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3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4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4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643" style:parent-style-name="Normal" style:family="paragraph">
      <style:paragraph-properties fo:margin-bottom="0in" style:line-height-at-least="0.1979in" fo:background-color="#1E1E1E"/>
    </style:style>
    <style:style style:name="T6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4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4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4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6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649" style:parent-style-name="Normal" style:family="paragraph">
      <style:paragraph-properties fo:margin-bottom="0in" style:line-height-at-least="0.1979in" fo:background-color="#1E1E1E"/>
    </style:style>
    <style:style style:name="T6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5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5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5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654" style:parent-style-name="Normal" style:family="paragraph">
      <style:paragraph-properties fo:margin-bottom="0in" style:line-height-at-least="0.1979in" fo:background-color="#1E1E1E"/>
    </style:style>
    <style:style style:name="T6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5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5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5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6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6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6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6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6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6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667" style:parent-style-name="Normal" style:family="paragraph">
      <style:paragraph-properties fo:margin-bottom="0in" style:line-height-at-least="0.1979in" fo:background-color="#1E1E1E"/>
    </style:style>
    <style:style style:name="T6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6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7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7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7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7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7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7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7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7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8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8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8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8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8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8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6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9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6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9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9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9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696" style:parent-style-name="Normal" style:family="paragraph">
      <style:paragraph-properties fo:margin-bottom="0in" style:line-height-at-least="0.1979in" fo:background-color="#1E1E1E"/>
    </style:style>
    <style:style style:name="T6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98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69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0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0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0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0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0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0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0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08" style:parent-style-name="Normal" style:family="paragraph">
      <style:paragraph-properties fo:margin-bottom="0in" style:line-height-at-least="0.1979in" fo:background-color="#1E1E1E"/>
    </style:style>
    <style:style style:name="T70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10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1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12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15" style:parent-style-name="Normal" style:family="paragraph">
      <style:paragraph-properties fo:margin-bottom="0in" style:line-height-at-least="0.1979in" fo:background-color="#1E1E1E"/>
    </style:style>
    <style:style style:name="T71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17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1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2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2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2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2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2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3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3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732" style:parent-style-name="Normal" style:family="paragraph">
      <style:paragraph-properties fo:margin-bottom="0in" style:line-height-at-least="0.1979in" fo:background-color="#1E1E1E"/>
    </style:style>
    <style:style style:name="T73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3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3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3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737" style:parent-style-name="Normal" style:family="paragraph">
      <style:paragraph-properties fo:margin-bottom="0in" style:line-height-at-least="0.1979in" fo:background-color="#1E1E1E"/>
    </style:style>
    <style:style style:name="T7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3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4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4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742" style:parent-style-name="Normal" style:family="paragraph">
      <style:paragraph-properties fo:margin-bottom="0in" style:line-height-at-least="0.1979in" fo:background-color="#1E1E1E"/>
    </style:style>
    <style:style style:name="T74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44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4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46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7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48" style:parent-style-name="Normal" style:family="paragraph">
      <style:paragraph-properties fo:margin-bottom="0in" style:line-height-at-least="0.1979in" fo:background-color="#1E1E1E"/>
    </style:style>
    <style:style style:name="T749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5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51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752" style:parent-style-name="Normal" style:family="paragraph">
      <style:paragraph-properties fo:margin-bottom="0in" style:line-height-at-least="0.1979in" fo:background-color="#1E1E1E"/>
    </style:style>
    <style:style style:name="T753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T75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55" style:parent-style-name="Fuentedepárrafopredeter.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es" style:country-asian="ES"/>
    </style:style>
    <style:style style:name="P756" style:parent-style-name="Normal" style:family="paragraph">
      <style:paragraph-properties fo:margin-bottom="0in" style:line-height-at-least="0.1979in" fo:background-color="#1E1E1E"/>
    </style:style>
    <style:style style:name="T757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758" style:parent-style-name="Normal" style:family="paragraph">
      <style:paragraph-properties fo:margin-bottom="0in" style:line-height-at-least="0.1979in" fo:background-color="#1E1E1E"/>
    </style:style>
    <style:style style:name="T75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7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61" style:parent-style-name="Normal" style:family="paragraph">
      <style:paragraph-properties fo:margin-bottom="0in" style:line-height-at-least="0.1979in" fo:background-color="#1E1E1E"/>
    </style:style>
    <style:style style:name="T7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6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65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7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67" style:parent-style-name="Normal" style:family="paragraph">
      <style:paragraph-properties fo:margin-bottom="0in" style:line-height-at-least="0.1979in" fo:background-color="#1E1E1E"/>
    </style:style>
    <style:style style:name="T7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6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71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7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73" style:parent-style-name="Normal" style:family="paragraph">
      <style:paragraph-properties fo:margin-bottom="0in" style:line-height-at-least="0.1979in" fo:background-color="#1E1E1E"/>
    </style:style>
    <style:style style:name="T7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7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7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7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80" style:parent-style-name="Normal" style:family="paragraph">
      <style:paragraph-properties fo:margin-bottom="0in" style:line-height-at-least="0.1979in" fo:background-color="#1E1E1E"/>
    </style:style>
    <style:style style:name="T781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78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83" style:parent-style-name="Normal" style:family="paragraph">
      <style:paragraph-properties fo:margin-bottom="0in" style:line-height-at-least="0.1979in" fo:background-color="#1E1E1E"/>
    </style:style>
    <style:style style:name="T78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8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8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87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78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89" style:parent-style-name="Normal" style:family="paragraph">
      <style:paragraph-properties fo:margin-bottom="0in" style:line-height-at-least="0.1979in" fo:background-color="#1E1E1E"/>
    </style:style>
    <style:style style:name="T79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9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79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9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79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9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79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797" style:parent-style-name="Normal" style:family="paragraph">
      <style:paragraph-properties fo:margin-bottom="0in" style:line-height-at-least="0.1979in" fo:background-color="#1E1E1E"/>
    </style:style>
    <style:style style:name="T79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9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0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0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80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03" style:parent-style-name="Normal" style:family="paragraph">
      <style:paragraph-properties fo:margin-bottom="0in" style:line-height-at-least="0.1979in" fo:background-color="#1E1E1E"/>
    </style:style>
    <style:style style:name="T80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0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0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07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0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0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11" style:parent-style-name="Normal" style:family="paragraph">
      <style:paragraph-properties fo:margin-bottom="0in" style:line-height-at-least="0.1979in" fo:background-color="#1E1E1E"/>
    </style:style>
    <style:style style:name="T812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813" style:parent-style-name="Normal" style:family="paragraph">
      <style:paragraph-properties fo:margin-bottom="0in" style:line-height-at-least="0.1979in" fo:background-color="#1E1E1E"/>
    </style:style>
    <style:style style:name="T814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8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16" style:parent-style-name="Normal" style:family="paragraph">
      <style:paragraph-properties fo:margin-bottom="0in" style:line-height-at-least="0.1979in" fo:background-color="#1E1E1E"/>
    </style:style>
    <style:style style:name="T8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1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2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23" style:parent-style-name="Normal" style:family="paragraph">
      <style:paragraph-properties fo:margin-bottom="0in" style:line-height-at-least="0.1979in" fo:background-color="#1E1E1E"/>
    </style:style>
    <style:style style:name="T824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825" style:parent-style-name="Normal" style:family="paragraph">
      <style:paragraph-properties fo:margin-bottom="0in" style:line-height-at-least="0.1979in" fo:background-color="#1E1E1E"/>
    </style:style>
    <style:style style:name="T826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8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28" style:parent-style-name="Normal" style:family="paragraph">
      <style:paragraph-properties fo:margin-bottom="0in" style:line-height-at-least="0.1979in" fo:background-color="#1E1E1E"/>
    </style:style>
    <style:style style:name="T8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3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3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32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3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3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3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3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3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83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40" style:parent-style-name="Normal" style:family="paragraph">
      <style:paragraph-properties fo:margin-bottom="0in" style:line-height-at-least="0.1979in" fo:background-color="#1E1E1E"/>
    </style:style>
    <style:style style:name="T84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4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4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4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4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46" style:parent-style-name="Normal" style:family="paragraph">
      <style:paragraph-properties fo:margin-bottom="0in" style:line-height-at-least="0.1979in" fo:background-color="#1E1E1E"/>
    </style:style>
    <style:style style:name="T84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4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4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5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5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52" style:parent-style-name="Normal" style:family="paragraph">
      <style:paragraph-properties fo:margin-bottom="0in" style:line-height-at-least="0.1979in" fo:background-color="#1E1E1E"/>
    </style:style>
    <style:style style:name="T85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5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5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5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5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85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60" style:parent-style-name="Normal" style:family="paragraph">
      <style:paragraph-properties fo:margin-bottom="0in" style:line-height-at-least="0.1979in" fo:background-color="#1E1E1E"/>
    </style:style>
    <style:style style:name="T86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6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6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6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6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66" style:parent-style-name="Normal" style:family="paragraph">
      <style:paragraph-properties fo:margin-bottom="0in" style:line-height-at-least="0.1979in" fo:background-color="#1E1E1E"/>
    </style:style>
    <style:style style:name="T86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6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6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70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87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72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7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7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7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78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87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80" style:parent-style-name="Normal" style:family="paragraph">
      <style:paragraph-properties fo:margin-bottom="0in" style:line-height-at-least="0.1979in" fo:background-color="#1E1E1E"/>
    </style:style>
    <style:style style:name="T8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82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88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84" style:parent-style-name="Normal" style:family="paragraph">
      <style:paragraph-properties fo:margin-bottom="0in" style:line-height-at-least="0.1979in" fo:background-color="#1E1E1E"/>
    </style:style>
    <style:style style:name="T8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8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8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8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90" style:parent-style-name="Normal" style:family="paragraph">
      <style:paragraph-properties fo:margin-bottom="0in" style:line-height-at-least="0.1979in" fo:background-color="#1E1E1E"/>
    </style:style>
    <style:style style:name="T8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9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9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8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896" style:parent-style-name="Normal" style:family="paragraph">
      <style:paragraph-properties fo:margin-bottom="0in" style:line-height-at-least="0.1979in" fo:background-color="#1E1E1E"/>
    </style:style>
    <style:style style:name="T8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89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8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0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02" style:parent-style-name="Normal" style:family="paragraph">
      <style:paragraph-properties fo:margin-bottom="0in" style:line-height-at-least="0.1979in" fo:background-color="#1E1E1E"/>
    </style:style>
    <style:style style:name="T9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0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0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09" style:parent-style-name="Normal" style:family="paragraph">
      <style:paragraph-properties fo:margin-bottom="0in" style:line-height-at-least="0.1979in" fo:background-color="#1E1E1E"/>
    </style:style>
    <style:style style:name="T910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91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12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9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14" style:parent-style-name="Normal" style:family="paragraph">
      <style:paragraph-properties fo:margin-bottom="0in" style:line-height-at-least="0.1979in" fo:background-color="#1E1E1E"/>
    </style:style>
    <style:style style:name="T9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1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1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9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20" style:parent-style-name="Normal" style:family="paragraph">
      <style:paragraph-properties fo:margin-bottom="0in" style:line-height-at-least="0.1979in" fo:background-color="#1E1E1E"/>
    </style:style>
    <style:style style:name="T9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2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2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2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9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28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9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3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3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32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3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3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36" style:parent-style-name="Normal" style:family="paragraph">
      <style:paragraph-properties fo:margin-bottom="0in" style:line-height-at-least="0.1979in" fo:background-color="#1E1E1E"/>
    </style:style>
    <style:style style:name="T93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3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3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4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4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42" style:parent-style-name="Normal" style:family="paragraph">
      <style:paragraph-properties fo:margin-bottom="0in" style:line-height-at-least="0.1979in" fo:background-color="#1E1E1E"/>
    </style:style>
    <style:style style:name="T94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4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4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4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4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48" style:parent-style-name="Normal" style:family="paragraph">
      <style:paragraph-properties fo:margin-bottom="0in" style:line-height-at-least="0.1979in" fo:background-color="#1E1E1E"/>
    </style:style>
    <style:style style:name="T94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5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5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52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5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54" style:parent-style-name="Normal" style:family="paragraph">
      <style:paragraph-properties fo:margin-bottom="0in" style:line-height-at-least="0.1979in" fo:background-color="#1E1E1E"/>
    </style:style>
    <style:style style:name="T9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5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5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58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5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61" style:parent-style-name="Normal" style:family="paragraph">
      <style:paragraph-properties fo:margin-bottom="0in" style:line-height-at-least="0.1979in" fo:background-color="#1E1E1E"/>
    </style:style>
    <style:style style:name="T962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963" style:parent-style-name="Normal" style:family="paragraph">
      <style:paragraph-properties fo:margin-bottom="0in" style:line-height-at-least="0.1979in" fo:background-color="#1E1E1E"/>
    </style:style>
    <style:style style:name="T964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96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66" style:parent-style-name="Normal" style:family="paragraph">
      <style:paragraph-properties fo:margin-bottom="0in" style:line-height-at-least="0.1979in" fo:background-color="#1E1E1E"/>
    </style:style>
    <style:style style:name="T96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6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6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7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7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72" style:parent-style-name="Normal" style:family="paragraph">
      <style:paragraph-properties fo:margin-bottom="0in" style:line-height-at-least="0.1979in" fo:background-color="#1E1E1E"/>
    </style:style>
    <style:style style:name="T9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7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7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7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78" style:parent-style-name="Normal" style:family="paragraph">
      <style:paragraph-properties fo:margin-bottom="0in" style:line-height-at-least="0.1979in" fo:background-color="#1E1E1E"/>
    </style:style>
    <style:style style:name="T97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8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82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98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84" style:parent-style-name="Normal" style:family="paragraph">
      <style:paragraph-properties fo:margin-bottom="0in" style:line-height-at-least="0.1979in" fo:background-color="#1E1E1E"/>
    </style:style>
    <style:style style:name="T9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8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8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9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90" style:parent-style-name="Normal" style:family="paragraph">
      <style:paragraph-properties fo:margin-bottom="0in" style:line-height-at-least="0.1979in" fo:background-color="#1E1E1E"/>
    </style:style>
    <style:style style:name="T9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9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9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9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996" style:parent-style-name="Normal" style:family="paragraph">
      <style:paragraph-properties fo:margin-bottom="0in" style:line-height-at-least="0.1979in" fo:background-color="#1E1E1E"/>
    </style:style>
    <style:style style:name="T9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9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9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0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0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02" style:parent-style-name="Normal" style:family="paragraph">
      <style:paragraph-properties fo:margin-bottom="0in" style:line-height-at-least="0.1979in" fo:background-color="#1E1E1E"/>
    </style:style>
    <style:style style:name="T10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0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0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0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09" style:parent-style-name="Normal" style:family="paragraph">
      <style:paragraph-properties fo:margin-bottom="0in" style:line-height-at-least="0.1979in" fo:background-color="#1E1E1E"/>
    </style:style>
    <style:style style:name="T1010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011" style:parent-style-name="Normal" style:family="paragraph">
      <style:paragraph-properties fo:margin-bottom="0in" style:line-height-at-least="0.1979in" fo:background-color="#1E1E1E"/>
    </style:style>
    <style:style style:name="T1012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0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14" style:parent-style-name="Normal" style:family="paragraph">
      <style:paragraph-properties fo:margin-bottom="0in" style:line-height-at-least="0.1979in" fo:background-color="#1E1E1E"/>
    </style:style>
    <style:style style:name="T10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1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18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0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20" style:parent-style-name="Normal" style:family="paragraph">
      <style:paragraph-properties fo:margin-bottom="0in" style:line-height-at-least="0.1979in" fo:background-color="#1E1E1E"/>
    </style:style>
    <style:style style:name="T10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2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2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0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26" style:parent-style-name="Normal" style:family="paragraph">
      <style:paragraph-properties fo:margin-bottom="0in" style:line-height-at-least="0.1979in" fo:background-color="#1E1E1E"/>
    </style:style>
    <style:style style:name="T10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2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3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03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32" style:parent-style-name="Normal" style:family="paragraph">
      <style:paragraph-properties fo:margin-bottom="0in" style:line-height-at-least="0.1979in" fo:background-color="#1E1E1E"/>
    </style:style>
    <style:style style:name="T103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3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3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03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40" style:parent-style-name="Normal" style:family="paragraph">
      <style:paragraph-properties fo:margin-bottom="0in" style:line-height-at-least="0.1979in" fo:background-color="#1E1E1E"/>
    </style:style>
    <style:style style:name="T1041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0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43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0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45" style:parent-style-name="Normal" style:family="paragraph">
      <style:paragraph-properties fo:margin-bottom="0in" style:line-height-at-least="0.1979in" fo:background-color="#1E1E1E"/>
    </style:style>
    <style:style style:name="T10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4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4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4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0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51" style:parent-style-name="Normal" style:family="paragraph">
      <style:paragraph-properties fo:margin-bottom="0in" style:line-height-at-least="0.1979in" fo:background-color="#1E1E1E"/>
    </style:style>
    <style:style style:name="T105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5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55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0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57" style:parent-style-name="Normal" style:family="paragraph">
      <style:paragraph-properties fo:margin-bottom="0in" style:line-height-at-least="0.1979in" fo:background-color="#1E1E1E"/>
    </style:style>
    <style:style style:name="T10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5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61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0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63" style:parent-style-name="Normal" style:family="paragraph">
      <style:paragraph-properties fo:margin-bottom="0in" style:line-height-at-least="0.1979in" fo:background-color="#1E1E1E"/>
    </style:style>
    <style:style style:name="T10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6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67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0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70" style:parent-style-name="Normal" style:family="paragraph">
      <style:paragraph-properties fo:margin-bottom="0in" style:line-height-at-least="0.1979in" fo:background-color="#1E1E1E"/>
    </style:style>
    <style:style style:name="T1071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0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73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0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75" style:parent-style-name="Normal" style:family="paragraph">
      <style:paragraph-properties fo:margin-bottom="0in" style:line-height-at-least="0.1979in" fo:background-color="#1E1E1E"/>
    </style:style>
    <style:style style:name="T107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7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7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08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83" style:parent-style-name="Normal" style:family="paragraph">
      <style:paragraph-properties fo:margin-bottom="0in" style:line-height-at-least="0.1979in" fo:background-color="#1E1E1E"/>
    </style:style>
    <style:style style:name="T1084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0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86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0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88" style:parent-style-name="Normal" style:family="paragraph">
      <style:paragraph-properties fo:margin-bottom="0in" style:line-height-at-least="0.1979in" fo:background-color="#1E1E1E"/>
    </style:style>
    <style:style style:name="T10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9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0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9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0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096" style:parent-style-name="Normal" style:family="paragraph">
      <style:paragraph-properties fo:margin-bottom="0in" style:line-height-at-least="0.1979in" fo:background-color="#1E1E1E"/>
    </style:style>
    <style:style style:name="T10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098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099" style:parent-style-name="Normal" style:family="paragraph">
      <style:paragraph-properties fo:margin-bottom="0in" style:line-height-at-least="0.1979in" fo:background-color="#1E1E1E"/>
    </style:style>
    <style:style style:name="T110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01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10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03" style:parent-style-name="Normal" style:family="paragraph">
      <style:paragraph-properties fo:margin-bottom="0in" style:line-height-at-least="0.1979in" fo:background-color="#1E1E1E"/>
    </style:style>
    <style:style style:name="T110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05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P11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07" style:parent-style-name="Normal" style:family="paragraph">
      <style:paragraph-properties fo:margin-bottom="0in" style:line-height-at-least="0.1979in" fo:background-color="#1E1E1E"/>
    </style:style>
    <style:style style:name="T110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0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11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11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1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13" style:parent-style-name="Normal" style:family="paragraph">
      <style:paragraph-properties fo:margin-bottom="0in" style:line-height-at-least="0.1979in" fo:background-color="#1E1E1E"/>
    </style:style>
    <style:style style:name="T111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1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11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17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1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21" style:parent-style-name="Normal" style:family="paragraph">
      <style:paragraph-properties fo:margin-bottom="0in" style:line-height-at-least="0.1979in" fo:background-color="#1E1E1E"/>
    </style:style>
    <style:style style:name="T112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23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12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25" style:parent-style-name="Normal" style:family="paragraph">
      <style:paragraph-properties fo:margin-bottom="0in" style:line-height-at-least="0.1979in" fo:background-color="#1E1E1E"/>
    </style:style>
    <style:style style:name="T112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27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1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29" style:parent-style-name="Normal" style:family="paragraph">
      <style:paragraph-properties fo:margin-bottom="0in" style:line-height-at-least="0.1979in" fo:background-color="#1E1E1E"/>
    </style:style>
    <style:style style:name="T11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3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1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33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3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1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3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1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40" style:parent-style-name="Normal" style:family="paragraph">
      <style:paragraph-properties fo:margin-bottom="0in" style:line-height-at-least="0.1979in" fo:background-color="#1E1E1E"/>
    </style:style>
    <style:style style:name="T114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42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14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44" style:parent-style-name="Normal" style:family="paragraph">
      <style:paragraph-properties fo:margin-bottom="0in" style:line-height-at-least="0.1979in" fo:background-color="#1E1E1E"/>
    </style:style>
    <style:style style:name="T114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4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14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4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14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50" style:parent-style-name="Normal" style:family="paragraph">
      <style:paragraph-properties fo:margin-bottom="0in" style:line-height-at-least="0.1979in" fo:background-color="#1E1E1E"/>
    </style:style>
    <style:style style:name="T115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5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15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5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5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15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5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15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61" style:parent-style-name="Normal" style:family="paragraph">
      <style:paragraph-properties fo:margin-bottom="0in" style:line-height-at-least="0.1979in" fo:background-color="#1E1E1E"/>
    </style:style>
    <style:style style:name="T11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63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1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65" style:parent-style-name="Normal" style:family="paragraph">
      <style:paragraph-properties fo:margin-bottom="0in" style:line-height-at-least="0.1979in" fo:background-color="#1E1E1E"/>
    </style:style>
    <style:style style:name="T11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6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1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69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7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1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7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1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78" style:parent-style-name="Normal" style:family="paragraph">
      <style:paragraph-properties fo:margin-bottom="0in" style:line-height-at-least="0.1979in" fo:background-color="#1E1E1E"/>
    </style:style>
    <style:style style:name="T117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80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1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82" style:parent-style-name="Normal" style:family="paragraph">
      <style:paragraph-properties fo:margin-bottom="0in" style:line-height-at-least="0.1979in" fo:background-color="#1E1E1E"/>
    </style:style>
    <style:style style:name="T118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8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1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86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1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88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9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92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94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1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196" style:parent-style-name="Normal" style:family="paragraph">
      <style:paragraph-properties fo:margin-bottom="0in" style:line-height-at-least="0.1979in" fo:background-color="#1E1E1E"/>
    </style:style>
    <style:style style:name="T11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9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1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0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0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2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04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2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0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08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0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10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1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12" style:parent-style-name="Normal" style:family="paragraph">
      <style:paragraph-properties fo:margin-bottom="0in" style:line-height-at-least="0.1979in" fo:background-color="#1E1E1E"/>
    </style:style>
    <style:style style:name="T12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1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2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1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2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18" style:parent-style-name="Normal" style:family="paragraph">
      <style:paragraph-properties fo:margin-bottom="0in" style:line-height-at-least="0.1979in" fo:background-color="#1E1E1E"/>
    </style:style>
    <style:style style:name="T12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2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2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22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25" style:parent-style-name="Normal" style:family="paragraph">
      <style:paragraph-properties fo:margin-bottom="0in" style:line-height-at-least="0.1979in" fo:background-color="#1E1E1E"/>
    </style:style>
    <style:style style:name="T122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27" style:parent-style-name="Fuentedepárrafopredeter.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s" style:country-asian="ES"/>
    </style:style>
    <style:style style:name="T12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29" style:parent-style-name="Normal" style:family="paragraph">
      <style:paragraph-properties fo:margin-bottom="0in" style:line-height-at-least="0.1979in" fo:background-color="#1E1E1E"/>
    </style:style>
    <style:style style:name="T12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3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2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3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2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35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37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39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41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43" style:parent-style-name="Normal" style:family="paragraph">
      <style:paragraph-properties fo:margin-bottom="0in" style:line-height-at-least="0.1979in" fo:background-color="#1E1E1E"/>
    </style:style>
    <style:style style:name="T12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4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2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47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4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4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2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5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25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53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55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57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59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2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65" style:parent-style-name="Normal" style:family="paragraph">
      <style:paragraph-properties fo:margin-bottom="0in" style:line-height-at-least="0.1979in" fo:background-color="#1E1E1E"/>
    </style:style>
    <style:style style:name="T126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P12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68" style:parent-style-name="Normal" style:family="paragraph">
      <style:paragraph-properties fo:margin-bottom="0in" style:line-height-at-least="0.1979in" fo:background-color="#1E1E1E"/>
    </style:style>
    <style:style style:name="T1269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2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7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2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7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2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7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27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77" style:parent-style-name="Normal" style:family="paragraph">
      <style:paragraph-properties fo:margin-bottom="0in" style:line-height-at-least="0.1979in" fo:background-color="#1E1E1E"/>
    </style:style>
    <style:style style:name="T12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79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28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8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28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8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28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86" style:parent-style-name="Normal" style:family="paragraph">
      <style:paragraph-properties fo:margin-bottom="0in" style:line-height-at-least="0.1979in" fo:background-color="#1E1E1E"/>
    </style:style>
    <style:style style:name="T12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88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2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9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2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92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2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94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2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29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2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298" style:parent-style-name="Normal" style:family="paragraph">
      <style:paragraph-properties fo:margin-bottom="0in" style:line-height-at-least="0.1979in" fo:background-color="#1E1E1E"/>
    </style:style>
    <style:style style:name="T12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0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3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0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04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3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06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3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0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0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10" style:parent-style-name="Normal" style:family="paragraph">
      <style:paragraph-properties fo:margin-bottom="0in" style:line-height-at-least="0.1979in" fo:background-color="#1E1E1E"/>
    </style:style>
    <style:style style:name="T131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1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1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1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1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1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1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1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20" style:parent-style-name="Normal" style:family="paragraph">
      <style:paragraph-properties fo:margin-bottom="0in" style:line-height-at-least="0.1979in" fo:background-color="#1E1E1E"/>
    </style:style>
    <style:style style:name="T132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2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2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32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2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2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2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3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29" style:parent-style-name="Normal" style:family="paragraph">
      <style:paragraph-properties fo:margin-bottom="0in" style:line-height-at-least="0.1979in" fo:background-color="#1E1E1E"/>
    </style:style>
    <style:style style:name="T13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31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3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3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3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3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37" style:parent-style-name="Normal" style:family="paragraph">
      <style:paragraph-properties fo:margin-bottom="0in" style:line-height-at-least="0.1979in" fo:background-color="#1E1E1E"/>
    </style:style>
    <style:style style:name="T13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39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340" style:parent-style-name="Normal" style:family="paragraph">
      <style:paragraph-properties fo:margin-bottom="0in" style:line-height-at-least="0.1979in" fo:background-color="#1E1E1E"/>
    </style:style>
    <style:style style:name="T134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4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34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4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4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46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34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48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34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5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5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5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5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54" style:parent-style-name="Normal" style:family="paragraph">
      <style:paragraph-properties fo:margin-bottom="0in" style:line-height-at-least="0.1979in" fo:background-color="#1E1E1E"/>
    </style:style>
    <style:style style:name="T13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5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35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5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5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60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36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62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36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6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6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6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6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68" style:parent-style-name="Normal" style:family="paragraph">
      <style:paragraph-properties fo:margin-bottom="0in" style:line-height-at-least="0.1979in" fo:background-color="#1E1E1E"/>
    </style:style>
    <style:style style:name="T136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7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37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7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74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37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76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3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78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37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8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8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8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84" style:parent-style-name="Normal" style:family="paragraph">
      <style:paragraph-properties fo:margin-bottom="0in" style:line-height-at-least="0.1979in" fo:background-color="#1E1E1E"/>
    </style:style>
    <style:style style:name="T13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8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3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8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90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3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92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3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9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3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39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3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398" style:parent-style-name="Normal" style:family="paragraph">
      <style:paragraph-properties fo:margin-bottom="0in" style:line-height-at-least="0.1979in" fo:background-color="#1E1E1E"/>
    </style:style>
    <style:style style:name="T13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0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4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0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04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4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06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4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0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40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1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1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12" style:parent-style-name="Normal" style:family="paragraph">
      <style:paragraph-properties fo:margin-bottom="0in" style:line-height-at-least="0.1979in" fo:background-color="#1E1E1E"/>
    </style:style>
    <style:style style:name="T14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1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4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1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18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4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20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4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2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4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2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27" style:parent-style-name="Normal" style:family="paragraph">
      <style:paragraph-properties fo:margin-bottom="0in" style:line-height-at-least="0.1979in" fo:background-color="#1E1E1E"/>
    </style:style>
    <style:style style:name="T14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29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T14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31" style:parent-style-name="Normal" style:family="paragraph">
      <style:paragraph-properties fo:margin-bottom="0in" style:line-height-at-least="0.1979in" fo:background-color="#1E1E1E"/>
    </style:style>
    <style:style style:name="T14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33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4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3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37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4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3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4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4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4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4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4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47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44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49" style:parent-style-name="Normal" style:family="paragraph">
      <style:paragraph-properties fo:margin-bottom="0in" style:line-height-at-least="0.1979in" fo:background-color="#1E1E1E"/>
    </style:style>
    <style:style style:name="T14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5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45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5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4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55" style:parent-style-name="Normal" style:family="paragraph">
      <style:paragraph-properties fo:margin-bottom="0in" style:line-height-at-least="0.1979in" fo:background-color="#1E1E1E"/>
    </style:style>
    <style:style style:name="T14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57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4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59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4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6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4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6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6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4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67" style:parent-style-name="Normal" style:family="paragraph">
      <style:paragraph-properties fo:margin-bottom="0in" style:line-height-at-least="0.1979in" fo:background-color="#1E1E1E"/>
    </style:style>
    <style:style style:name="T14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69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4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7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4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73" style:parent-style-name="Normal" style:family="paragraph">
      <style:paragraph-properties fo:margin-bottom="0in" style:line-height-at-least="0.1979in" fo:background-color="#1E1E1E"/>
    </style:style>
    <style:style style:name="T14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75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47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77" style:parent-style-name="Normal" style:family="paragraph">
      <style:paragraph-properties fo:margin-bottom="0in" style:line-height-at-least="0.1979in" fo:background-color="#1E1E1E"/>
    </style:style>
    <style:style style:name="T14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79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48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8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48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8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48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8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8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8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8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8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49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492" style:parent-style-name="Normal" style:family="paragraph">
      <style:paragraph-properties fo:margin-bottom="0in" style:line-height-at-least="0.1979in" fo:background-color="#1E1E1E"/>
    </style:style>
    <style:style style:name="T14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94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4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9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4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498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4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0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5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0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04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5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0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08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50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10" style:parent-style-name="Normal" style:family="paragraph">
      <style:paragraph-properties fo:margin-bottom="0in" style:line-height-at-least="0.1979in" fo:background-color="#1E1E1E"/>
    </style:style>
    <style:style style:name="T151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12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5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1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5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16" style:parent-style-name="Normal" style:family="paragraph">
      <style:paragraph-properties fo:margin-bottom="0in" style:line-height-at-least="0.1979in" fo:background-color="#1E1E1E"/>
    </style:style>
    <style:style style:name="T15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18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5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20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5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2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5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2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2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5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28" style:parent-style-name="Normal" style:family="paragraph">
      <style:paragraph-properties fo:margin-bottom="0in" style:line-height-at-least="0.1979in" fo:background-color="#1E1E1E"/>
    </style:style>
    <style:style style:name="T15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30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53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3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53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35" style:parent-style-name="Normal" style:family="paragraph">
      <style:paragraph-properties fo:margin-bottom="0in" style:line-height-at-least="0.1979in" fo:background-color="#1E1E1E"/>
    </style:style>
    <style:style style:name="T15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37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5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3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4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5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4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45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5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47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54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4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51" style:parent-style-name="Normal" style:family="paragraph">
      <style:paragraph-properties fo:margin-bottom="0in" style:line-height-at-least="0.1979in" fo:background-color="#1E1E1E"/>
    </style:style>
    <style:style style:name="T155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5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5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5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5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57" style:parent-style-name="Normal" style:family="paragraph">
      <style:paragraph-properties fo:margin-bottom="0in" style:line-height-at-least="0.1979in" fo:background-color="#1E1E1E"/>
    </style:style>
    <style:style style:name="T15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59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5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6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5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6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5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6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6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5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69" style:parent-style-name="Normal" style:family="paragraph">
      <style:paragraph-properties fo:margin-bottom="0in" style:line-height-at-least="0.1979in" fo:background-color="#1E1E1E"/>
    </style:style>
    <style:style style:name="T15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71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5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7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5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76" style:parent-style-name="Normal" style:family="paragraph">
      <style:paragraph-properties fo:margin-bottom="0in" style:line-height-at-least="0.1979in" fo:background-color="#1E1E1E"/>
    </style:style>
    <style:style style:name="T15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78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57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8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82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58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8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5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8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88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5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9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92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5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9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5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96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5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598" style:parent-style-name="Normal" style:family="paragraph">
      <style:paragraph-properties fo:margin-bottom="0in" style:line-height-at-least="0.1979in" fo:background-color="#1E1E1E"/>
    </style:style>
    <style:style style:name="T15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00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02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6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04" style:parent-style-name="Normal" style:family="paragraph">
      <style:paragraph-properties fo:margin-bottom="0in" style:line-height-at-least="0.1979in" fo:background-color="#1E1E1E"/>
    </style:style>
    <style:style style:name="T16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06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6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08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0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1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61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1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1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14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6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16" style:parent-style-name="Normal" style:family="paragraph">
      <style:paragraph-properties fo:margin-bottom="0in" style:line-height-at-least="0.1979in" fo:background-color="#1E1E1E"/>
    </style:style>
    <style:style style:name="T16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18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6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2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6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23" style:parent-style-name="Normal" style:family="paragraph">
      <style:paragraph-properties fo:margin-bottom="0in" style:line-height-at-least="0.1979in" fo:background-color="#1E1E1E"/>
    </style:style>
    <style:style style:name="T162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25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62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2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29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3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6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3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35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3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39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6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41" style:parent-style-name="Normal" style:family="paragraph">
      <style:paragraph-properties fo:margin-bottom="0in" style:line-height-at-least="0.1979in" fo:background-color="#1E1E1E"/>
    </style:style>
    <style:style style:name="T16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4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4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6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47" style:parent-style-name="Normal" style:family="paragraph">
      <style:paragraph-properties fo:margin-bottom="0in" style:line-height-at-least="0.1979in" fo:background-color="#1E1E1E"/>
    </style:style>
    <style:style style:name="T164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49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6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5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5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5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6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5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5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6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59" style:parent-style-name="Normal" style:family="paragraph">
      <style:paragraph-properties fo:margin-bottom="0in" style:line-height-at-least="0.1979in" fo:background-color="#1E1E1E"/>
    </style:style>
    <style:style style:name="T16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61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6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6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6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66" style:parent-style-name="Normal" style:family="paragraph">
      <style:paragraph-properties fo:margin-bottom="0in" style:line-height-at-least="0.1979in" fo:background-color="#1E1E1E"/>
    </style:style>
    <style:style style:name="T166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68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66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7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7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72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7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74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67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7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7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78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7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8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8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82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T168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84" style:parent-style-name="Normal" style:family="paragraph">
      <style:paragraph-properties fo:margin-bottom="0in" style:line-height-at-least="0.1979in" fo:background-color="#1E1E1E"/>
    </style:style>
    <style:style style:name="T168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86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8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88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68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690" style:parent-style-name="Normal" style:family="paragraph">
      <style:paragraph-properties fo:margin-bottom="0in" style:line-height-at-least="0.1979in" fo:background-color="#1E1E1E"/>
    </style:style>
    <style:style style:name="T169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92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69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94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69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9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69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69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69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0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0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02" style:parent-style-name="Normal" style:family="paragraph">
      <style:paragraph-properties fo:margin-bottom="0in" style:line-height-at-least="0.1979in" fo:background-color="#1E1E1E"/>
    </style:style>
    <style:style style:name="T170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04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17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06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7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0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10" style:parent-style-name="Normal" style:family="paragraph">
      <style:paragraph-properties fo:margin-bottom="0in" style:line-height-at-least="0.1979in" fo:background-color="#1E1E1E"/>
    </style:style>
    <style:style style:name="T171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12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713" style:parent-style-name="Normal" style:family="paragraph">
      <style:paragraph-properties fo:margin-bottom="0in" style:line-height-at-least="0.1979in" fo:background-color="#1E1E1E"/>
    </style:style>
    <style:style style:name="T171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1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1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1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1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20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23" style:parent-style-name="Normal" style:family="paragraph">
      <style:paragraph-properties fo:margin-bottom="0in" style:line-height-at-least="0.1979in" fo:background-color="#1E1E1E"/>
    </style:style>
    <style:style style:name="T172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2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72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2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29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7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3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73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3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3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35" style:parent-style-name="Normal" style:family="paragraph">
      <style:paragraph-properties fo:margin-bottom="0in" style:line-height-at-least="0.1979in" fo:background-color="#1E1E1E"/>
    </style:style>
    <style:style style:name="T173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37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73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3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41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7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4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7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45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47" style:parent-style-name="Normal" style:family="paragraph">
      <style:paragraph-properties fo:margin-bottom="0in" style:line-height-at-least="0.1979in" fo:background-color="#1E1E1E"/>
    </style:style>
    <style:style style:name="T174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49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7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5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5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53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75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55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75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5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5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59" style:parent-style-name="Normal" style:family="paragraph">
      <style:paragraph-properties fo:margin-bottom="0in" style:line-height-at-least="0.1979in" fo:background-color="#1E1E1E"/>
    </style:style>
    <style:style style:name="T17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61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7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6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65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7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67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76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69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7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71" style:parent-style-name="Normal" style:family="paragraph">
      <style:paragraph-properties fo:margin-bottom="0in" style:line-height-at-least="0.1979in" fo:background-color="#1E1E1E"/>
    </style:style>
    <style:style style:name="T177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7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77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7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7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77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77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79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78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8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8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83" style:parent-style-name="Normal" style:family="paragraph">
      <style:paragraph-properties fo:margin-bottom="0in" style:line-height-at-least="0.1979in" fo:background-color="#1E1E1E"/>
    </style:style>
    <style:style style:name="T178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8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78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8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8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89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79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91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79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9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179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796" style:parent-style-name="Normal" style:family="paragraph">
      <style:paragraph-properties fo:margin-bottom="0in" style:line-height-at-least="0.1979in" fo:background-color="#1E1E1E"/>
    </style:style>
    <style:style style:name="T179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79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9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0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0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0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03" style:parent-style-name="Normal" style:family="paragraph">
      <style:paragraph-properties fo:margin-bottom="0in" style:line-height-at-least="0.1979in" fo:background-color="#1E1E1E"/>
    </style:style>
    <style:style style:name="T180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0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0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0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0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0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10" style:parent-style-name="Normal" style:family="paragraph">
      <style:paragraph-properties fo:margin-bottom="0in" style:line-height-at-least="0.1979in" fo:background-color="#1E1E1E"/>
    </style:style>
    <style:style style:name="T181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1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1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1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1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1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17" style:parent-style-name="Normal" style:family="paragraph">
      <style:paragraph-properties fo:margin-bottom="0in" style:line-height-at-least="0.1979in" fo:background-color="#1E1E1E"/>
    </style:style>
    <style:style style:name="T1818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1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20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2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2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24" style:parent-style-name="Normal" style:family="paragraph">
      <style:paragraph-properties fo:margin-bottom="0in" style:line-height-at-least="0.1979in" fo:background-color="#1E1E1E"/>
    </style:style>
    <style:style style:name="T182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2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27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2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29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3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31" style:parent-style-name="Normal" style:family="paragraph">
      <style:paragraph-properties fo:margin-bottom="0in" style:line-height-at-least="0.1979in" fo:background-color="#1E1E1E"/>
    </style:style>
    <style:style style:name="T183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3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34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3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3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39" style:parent-style-name="Normal" style:family="paragraph">
      <style:paragraph-properties fo:margin-bottom="0in" style:line-height-at-least="0.1979in" fo:background-color="#1E1E1E"/>
    </style:style>
    <style:style style:name="T18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41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842" style:parent-style-name="Normal" style:family="paragraph">
      <style:paragraph-properties fo:margin-bottom="0in" style:line-height-at-least="0.1979in" fo:background-color="#1E1E1E"/>
    </style:style>
    <style:style style:name="T1843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844" style:parent-style-name="Normal" style:family="paragraph">
      <style:paragraph-properties fo:margin-bottom="0in" style:line-height-at-least="0.1979in" fo:background-color="#1E1E1E"/>
    </style:style>
    <style:style style:name="T1845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846" style:parent-style-name="Normal" style:family="paragraph">
      <style:paragraph-properties fo:margin-bottom="0in" style:line-height-at-least="0.1979in" fo:background-color="#1E1E1E"/>
    </style:style>
    <style:style style:name="T1847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848" style:parent-style-name="Normal" style:family="paragraph">
      <style:paragraph-properties fo:margin-bottom="0in" style:line-height-at-least="0.1979in" fo:background-color="#1E1E1E"/>
    </style:style>
    <style:style style:name="T1849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850" style:parent-style-name="Normal" style:family="paragraph">
      <style:paragraph-properties fo:margin-bottom="0in" style:line-height-at-least="0.1979in" fo:background-color="#1E1E1E"/>
    </style:style>
    <style:style style:name="T1851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852" style:parent-style-name="Normal" style:family="paragraph">
      <style:paragraph-properties fo:margin-bottom="0in" style:line-height-at-least="0.1979in" fo:background-color="#1E1E1E"/>
    </style:style>
    <style:style style:name="T1853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854" style:parent-style-name="Normal" style:family="paragraph">
      <style:paragraph-properties fo:margin-bottom="0in" style:line-height-at-least="0.1979in" fo:background-color="#1E1E1E"/>
    </style:style>
    <style:style style:name="T1855" style:parent-style-name="Fuentedepárrafopredeter.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s" style:country-asian="ES"/>
    </style:style>
    <style:style style:name="P18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59" style:parent-style-name="Normal" style:family="paragraph">
      <style:paragraph-properties fo:margin-bottom="0in" style:line-height-at-least="0.1979in" fo:background-color="#1E1E1E"/>
    </style:style>
    <style:style style:name="T186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61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86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63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186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865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186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18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</office:automatic-styles>
  <office:body>
    <office:text text:use-soft-page-breaks="true">
      <text:p text:style-name="P1">ESTRUCTURA DEL CODIGO</text:p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4923342" office:target-frame-name="_top" xlink:show="replace"><text:span text:style-name="Hipervínculo">HTML</text:span><text:tab/>1</text:a></text:p>
          <text:p text:style-name="P3"><text:a xlink:href="#_Toc4923343" office:target-frame-name="_top" xlink:show="replace"><text:span text:style-name="Hipervínculo">CSS</text:span><text:tab/>3</text:a></text:p>
          <text:p text:style-name="P4"><text:a xlink:href="#_Toc4923344" office:target-frame-name="_top" xlink:show="replace"><text:span text:style-name="Hipervínculo">JS</text:span><text:tab/>5</text:a></text:p>
        </text:index-body>
      </text:table-of-content>
      <text:p text:style-name="Normal"/>
      <text:p text:style-name="Normal"/>
      <text:h text:style-name="Título1" text:outline-level="1"><text:bookmark-start text:name="_Toc4923342"/>HTML<text:bookmark-end text:name="_Toc4923342"/></text:h>
      <text:p text:style-name="Normal"/>
      <text:p text:style-name="P5"><text:span text:style-name="T6">&lt;!</text:span><text:span text:style-name="T7">DOCTYPE</text:span><text:span text:style-name="T8"><text:s/></text:span><text:span text:style-name="T9">html</text:span><text:span text:style-name="T10">&gt;</text:span></text:p>
      <text:p text:style-name="P11"><text:span text:style-name="T12">&lt;</text:span><text:span text:style-name="T13">html</text:span><text:span text:style-name="T14">&gt;</text:span></text:p>
      <text:p text:style-name="P15"><text:span text:style-name="T16">&lt;</text:span><text:span text:style-name="T17">head</text:span><text:span text:style-name="T18">&gt;</text:span></text:p>
      <text:p text:style-name="P19"><text:span text:style-name="T20"><text:s text:c="4"/></text:span><text:span text:style-name="T21">&lt;</text:span><text:span text:style-name="T22">meta</text:span><text:span text:style-name="T23"><text:s/></text:span><text:span text:style-name="T24">charset</text:span><text:span text:style-name="T25">=</text:span><text:span text:style-name="T26">"utf-8"</text:span><text:span text:style-name="T27">&gt;</text:span></text:p>
      <text:p text:style-name="P28"><text:span text:style-name="T29"><text:s text:c="4"/></text:span><text:span text:style-name="T30">&lt;</text:span><text:span text:style-name="T31">meta</text:span><text:span text:style-name="T32"><text:s/></text:span><text:span text:style-name="T33">http-equiv</text:span><text:span text:style-name="T34">=</text:span><text:span text:style-name="T35">"X-UA-Compatible"</text:span><text:span text:style-name="T36"><text:s/></text:span><text:span text:style-name="T37">content</text:span><text:span text:style-name="T38">=</text:span><text:span text:style-name="T39">"IE=edge"</text:span><text:span text:style-name="T40">&gt;</text:span></text:p>
      <text:p text:style-name="P41"><text:span text:style-name="T42"><text:s text:c="4"/></text:span><text:span text:style-name="T43">&lt;</text:span><text:span text:style-name="T44">title</text:span><text:span text:style-name="T45">&gt;</text:span><text:span text:style-name="T46">Page Title</text:span><text:span text:style-name="T47">&lt;/</text:span><text:span text:style-name="T48">title</text:span><text:span text:style-name="T49">&gt;</text:span></text:p>
      <text:p text:style-name="P50"><text:span text:style-name="T51"><text:s text:c="4"/></text:span><text:span text:style-name="T52">&lt;</text:span><text:span text:style-name="T53">meta</text:span><text:span text:style-name="T54"><text:s/></text:span><text:span text:style-name="T55">name</text:span><text:span text:style-name="T56">=</text:span><text:span text:style-name="T57">"viewport"</text:span><text:span text:style-name="T58"><text:s/></text:span><text:span text:style-name="T59">content</text:span><text:span text:style-name="T60">=</text:span><text:span text:style-name="T61">"width=device-width, initial-scale=1"</text:span><text:span text:style-name="T62">&gt;</text:span></text:p>
      <text:p text:style-name="P63"><text:span text:style-name="T64"><text:s text:c="3"/></text:span><text:span text:style-name="T65">&lt;</text:span><text:span text:style-name="T66">link</text:span><text:span text:style-name="T67"><text:s/></text:span><text:span text:style-name="T68">rel</text:span><text:span text:style-name="T69">=</text:span><text:span text:style-name="T70">"stylesheet"</text:span><text:span text:style-name="T71"><text:s/></text:span><text:span text:style-name="T72">type</text:span><text:span text:style-name="T73">=</text:span><text:span text:style-name="T74">"text/css"</text:span><text:span text:style-name="T75"><text:s/></text:span><text:span text:style-name="T76">media</text:span><text:span text:style-name="T77">=</text:span><text:span text:style-name="T78">"screen"</text:span><text:span text:style-name="T79"><text:s/></text:span><text:span text:style-name="T80">href</text:span><text:span text:style-name="T81">=</text:span><text:span text:style-name="T82">"style.css"</text:span><text:span text:style-name="T83">&gt;</text:span></text:p>
      <text:p text:style-name="P84"><text:span text:style-name="T85"><text:s text:c="4"/></text:span><text:span text:style-name="T86">&lt;</text:span><text:span text:style-name="T87">script</text:span><text:span text:style-name="T88"><text:s/></text:span><text:span text:style-name="T89">src</text:span><text:span text:style-name="T90">=</text:span><text:span text:style-name="T91">"main.js"</text:span><text:span text:style-name="T92">&gt;&lt;/</text:span><text:span text:style-name="T93">script</text:span><text:span text:style-name="T94">&gt;</text:span></text:p>
      <text:p text:style-name="P95"><text:span text:style-name="T96">&lt;/</text:span><text:span text:style-name="T97">head</text:span><text:span text:style-name="T98">&gt;</text:span></text:p>
      <text:p text:style-name="P99"><text:span text:style-name="T100">&lt;</text:span><text:span text:style-name="T101">body</text:span><text:span text:style-name="T102">&gt;</text:span><text:span text:style-name="T103"><text:s/></text:span></text:p>
      <text:p text:style-name="P104"><text:span text:style-name="T105"><text:s text:c="4"/></text:span><text:span text:style-name="T106">&lt;!--</text:span></text:p>
      <text:p text:style-name="P107"><text:span text:style-name="T108"><text:s text:c="8"/>1. Formulario campos: nombre, apellidos edad</text:span></text:p>
      <text:p text:style-name="P109"><text:span text:style-name="T110"><text:s text:c="8"/>2. Boton para enviar el formulario: evento submit</text:span></text:p>
      <text:p text:style-name="P111"><text:span text:style-name="T112"><text:s text:c="8"/>3. Mostrar datos por pantalla</text:span></text:p>
      <text:p text:style-name="P113"><text:span text:style-name="T114"><text:s text:c="8"/>4. Validacion del formulario</text:span></text:p>
      <text:p text:style-name="P115"><text:span text:style-name="T116"><text:s text:c="4"/>--&gt;</text:span></text:p>
      <text:p text:style-name="P117"><text:span text:style-name="T118"><text:s text:c="4"/></text:span><text:span text:style-name="T119">&lt;</text:span><text:span text:style-name="T120">div</text:span><text:span text:style-name="T121"><text:s/></text:span><text:span text:style-name="T122">id</text:span><text:span text:style-name="T123">=</text:span><text:span text:style-name="T124">"contain"</text:span><text:span text:style-name="T125">&gt;</text:span></text:p>
      <text:p text:style-name="P126"><text:span text:style-name="T127"><text:s text:c="8"/></text:span><text:span text:style-name="T128">&lt;</text:span><text:span text:style-name="T129">div</text:span><text:span text:style-name="T130"><text:s/></text:span><text:span text:style-name="T131">id</text:span><text:span text:style-name="T132">=</text:span><text:span text:style-name="T133">"wrapper"</text:span><text:span text:style-name="T134">&gt;</text:span></text:p>
      <text:p text:style-name="P135"><text:span text:style-name="T136"><text:s text:c="16"/></text:span><text:span text:style-name="T137">&lt;</text:span><text:span text:style-name="T138">h2</text:span><text:span text:style-name="T139">&gt;</text:span><text:span text:style-name="T140">Formulario de contacto</text:span><text:span text:style-name="T141">&lt;/</text:span><text:span text:style-name="T142">h2</text:span><text:span text:style-name="T143">&gt;</text:span></text:p>
      <text:p text:style-name="P144"><text:span text:style-name="T145"><text:s text:c="12"/></text:span><text:span text:style-name="T146">&lt;</text:span><text:span text:style-name="T147">div</text:span><text:span text:style-name="T148"><text:s/></text:span><text:span text:style-name="T149">class</text:span><text:span text:style-name="T150">=</text:span><text:span text:style-name="T151">"datos "</text:span><text:span text:style-name="T152">&gt;</text:span></text:p>
      <text:p text:style-name="P153"><text:span text:style-name="T154"><text:s text:c="16"/></text:span><text:span text:style-name="T155">&lt;</text:span><text:span text:style-name="T156">h3</text:span><text:span text:style-name="T157">&gt;</text:span><text:span text:style-name="T158">Informacion del usuario</text:span><text:span text:style-name="T159">&lt;/</text:span><text:span text:style-name="T160">h3</text:span><text:span text:style-name="T161">&gt;</text:span></text:p>
      <text:p text:style-name="P162"><text:span text:style-name="T163"><text:s text:c="16"/></text:span><text:span text:style-name="T164">&lt;</text:span><text:span text:style-name="T165">hr</text:span><text:span text:style-name="T166">&gt;</text:span></text:p>
      <text:p text:style-name="P167"><text:span text:style-name="T168"><text:s text:c="20"/></text:span><text:span text:style-name="T169">&lt;</text:span><text:span text:style-name="T170">p</text:span><text:span text:style-name="T171"><text:s/></text:span><text:span text:style-name="T172">id</text:span><text:span text:style-name="T173">=</text:span><text:span text:style-name="T174">"p_nombre"</text:span><text:span text:style-name="T175">&gt;</text:span></text:p>
      <text:p text:style-name="P176"><text:span text:style-name="T177"><text:s text:c="24"/>Nombre:<text:s/></text:span><text:span text:style-name="T178">&lt;</text:span><text:span text:style-name="T179">span</text:span><text:span text:style-name="T180">&gt;&lt;/</text:span><text:span text:style-name="T181">span</text:span><text:span text:style-name="T182">&gt;</text:span></text:p>
      <text:p text:style-name="P183"><text:span text:style-name="T184"><text:s text:c="20"/></text:span><text:span text:style-name="T185">&lt;/</text:span><text:span text:style-name="T186">p</text:span><text:span text:style-name="T187">&gt;</text:span></text:p>
      <text:p text:style-name="P188"><text:span text:style-name="T189"><text:s text:c="20"/></text:span><text:span text:style-name="T190">&lt;</text:span><text:span text:style-name="T191">p</text:span><text:span text:style-name="T192"><text:s/></text:span><text:span text:style-name="T193">id</text:span><text:span text:style-name="T194">=</text:span><text:span text:style-name="T195">"p_apellido"</text:span><text:span text:style-name="T196">&gt;</text:span></text:p>
      <text:p text:style-name="P197"><text:span text:style-name="T198"><text:s text:c="28"/>Apellidos:<text:s/></text:span><text:span text:style-name="T199">&lt;</text:span><text:span text:style-name="T200">span</text:span><text:span text:style-name="T201">&gt;&lt;/</text:span><text:span text:style-name="T202">span</text:span><text:span text:style-name="T203">&gt;</text:span></text:p>
      <text:p text:style-name="P204"><text:span text:style-name="T205"><text:s text:c="20"/></text:span><text:span text:style-name="T206">&lt;/</text:span><text:span text:style-name="T207">p</text:span><text:span text:style-name="T208">&gt;</text:span></text:p>
      <text:p text:style-name="P209"><text:span text:style-name="T210"><text:s text:c="20"/></text:span><text:span text:style-name="T211">&lt;</text:span><text:span text:style-name="T212">p</text:span><text:span text:style-name="T213"><text:s/></text:span><text:span text:style-name="T214">id</text:span><text:span text:style-name="T215">=</text:span><text:span text:style-name="T216">"p_edad"</text:span><text:span text:style-name="T217">&gt;</text:span></text:p>
      <text:p text:style-name="P218"><text:span text:style-name="T219"><text:s text:c="28"/>Edad:<text:s/></text:span><text:span text:style-name="T220">&lt;</text:span><text:span text:style-name="T221">span</text:span><text:span text:style-name="T222">&gt;&lt;/</text:span><text:span text:style-name="T223">span</text:span><text:span text:style-name="T224">&gt;</text:span></text:p>
      <text:p text:style-name="P225"><text:span text:style-name="T226"><text:s text:c="20"/></text:span><text:span text:style-name="T227">&lt;/</text:span><text:span text:style-name="T228">p</text:span><text:span text:style-name="T229">&gt;</text:span></text:p>
      <text:soft-page-break/>
      <text:p text:style-name="P230"><text:span text:style-name="T231"><text:s text:c="20"/></text:span><text:span text:style-name="T232">&lt;</text:span><text:span text:style-name="T233">p</text:span><text:span text:style-name="T234"><text:s/></text:span><text:span text:style-name="T235">id</text:span><text:span text:style-name="T236">=</text:span><text:span text:style-name="T237">"p_email"</text:span><text:span text:style-name="T238">&gt;</text:span></text:p>
      <text:p text:style-name="P239"><text:span text:style-name="T240"><text:s text:c="28"/>Email:<text:s/></text:span><text:span text:style-name="T241">&lt;</text:span><text:span text:style-name="T242">span</text:span><text:span text:style-name="T243">&gt;&lt;/</text:span><text:span text:style-name="T244">span</text:span><text:span text:style-name="T245">&gt;</text:span></text:p>
      <text:p text:style-name="P246"><text:span text:style-name="T247"><text:s text:c="20"/></text:span><text:span text:style-name="T248">&lt;/</text:span><text:span text:style-name="T249">p</text:span><text:span text:style-name="T250">&gt;</text:span></text:p>
      <text:p text:style-name="P251"><text:span text:style-name="T252"><text:s text:c="20"/></text:span><text:span text:style-name="T253">&lt;</text:span><text:span text:style-name="T254">p</text:span><text:span text:style-name="T255"><text:s/></text:span><text:span text:style-name="T256">id</text:span><text:span text:style-name="T257">=</text:span><text:span text:style-name="T258">"p_telefono"</text:span><text:span text:style-name="T259">&gt;</text:span></text:p>
      <text:p text:style-name="P260"><text:span text:style-name="T261"><text:s text:c="27"/>Telefono:<text:s/></text:span><text:span text:style-name="T262">&lt;</text:span><text:span text:style-name="T263">span</text:span><text:span text:style-name="T264">&gt;&lt;/</text:span><text:span text:style-name="T265">span</text:span><text:span text:style-name="T266">&gt;</text:span></text:p>
      <text:p text:style-name="P267"><text:span text:style-name="T268"><text:s text:c="20"/></text:span><text:span text:style-name="T269">&lt;/</text:span><text:span text:style-name="T270">p</text:span><text:span text:style-name="T271">&gt;</text:span></text:p>
      <text:p text:style-name="P272"><text:span text:style-name="T273"><text:s text:c="20"/></text:span><text:span text:style-name="T274">&lt;</text:span><text:span text:style-name="T275">p</text:span><text:span text:style-name="T276"><text:s/></text:span><text:span text:style-name="T277">id</text:span><text:span text:style-name="T278">=</text:span><text:span text:style-name="T279">"p_description"</text:span><text:span text:style-name="T280">&gt;</text:span></text:p>
      <text:p text:style-name="P281"><text:span text:style-name="T282"><text:s text:c="28"/>Descripión:<text:s/></text:span><text:span text:style-name="T283">&lt;</text:span><text:span text:style-name="T284">span</text:span><text:span text:style-name="T285">&gt;&lt;/</text:span><text:span text:style-name="T286">span</text:span><text:span text:style-name="T287">&gt;</text:span></text:p>
      <text:p text:style-name="P288"><text:span text:style-name="T289"><text:s text:c="20"/></text:span><text:span text:style-name="T290">&lt;/</text:span><text:span text:style-name="T291">p</text:span><text:span text:style-name="T292">&gt;</text:span></text:p>
      <text:p text:style-name="P293"><text:span text:style-name="T294"><text:s text:c="12"/></text:span><text:span text:style-name="T295">&lt;/</text:span><text:span text:style-name="T296">div</text:span><text:span text:style-name="T297">&gt;</text:span></text:p>
      <text:p text:style-name="P298"/>
      <text:p text:style-name="P299"><text:span text:style-name="T300"><text:s text:c="12"/></text:span><text:span text:style-name="T301">&lt;</text:span><text:span text:style-name="T302">div</text:span><text:span text:style-name="T303"><text:s/></text:span><text:span text:style-name="T304">id</text:span><text:span text:style-name="T305">=</text:span><text:span text:style-name="T306">"content"</text:span><text:span text:style-name="T307"><text:s/></text:span><text:span text:style-name="T308">class</text:span><text:span text:style-name="T309">=</text:span><text:span text:style-name="T310">"form"</text:span><text:span text:style-name="T311">&gt;</text:span><text:span text:style-name="T312"><text:s text:c="6"/></text:span></text:p>
      <text:p text:style-name="P313"><text:s text:c="8"/></text:p>
      <text:p text:style-name="P314"><text:span text:style-name="T315"><text:s text:c="20"/></text:span><text:span text:style-name="T316">&lt;</text:span><text:span text:style-name="T317">form</text:span><text:span text:style-name="T318"><text:s/></text:span><text:span text:style-name="T319">action</text:span><text:span text:style-name="T320">=</text:span><text:span text:style-name="T321">"#"</text:span><text:span text:style-name="T322"><text:s/></text:span><text:span text:style-name="T323">method</text:span><text:span text:style-name="T324">=</text:span><text:span text:style-name="T325">"POST"</text:span><text:span text:style-name="T326"><text:s/></text:span><text:span text:style-name="T327">target</text:span><text:span text:style-name="T328">=</text:span><text:span text:style-name="T329">"_blank"</text:span><text:span text:style-name="T330"><text:s/></text:span><text:span text:style-name="T331">id</text:span><text:span text:style-name="T332">=</text:span><text:span text:style-name="T333">"formulario"</text:span><text:span text:style-name="T334"><text:s/></text:span><text:span text:style-name="T335">onsubmit</text:span><text:span text:style-name="T336">=</text:span><text:span text:style-name="T337">"</text:span><text:span text:style-name="T338">return</text:span><text:span text:style-name="T339"><text:s/></text:span><text:span text:style-name="T340">false</text:span><text:span text:style-name="T341">;"</text:span><text:span text:style-name="T342">&gt;</text:span></text:p>
      <text:p text:style-name="P343"><text:s text:c="28"/></text:p>
      <text:p text:style-name="P344"><text:span text:style-name="T345"><text:s text:c="20"/></text:span><text:span text:style-name="T346">&lt;</text:span><text:span text:style-name="T347">p</text:span><text:span text:style-name="T348">&gt;</text:span></text:p>
      <text:p text:style-name="P349"><text:span text:style-name="T350"><text:s text:c="24"/></text:span><text:span text:style-name="T351">&lt;</text:span><text:span text:style-name="T352">label</text:span><text:span text:style-name="T353"><text:s/></text:span><text:span text:style-name="T354">for</text:span><text:span text:style-name="T355">=</text:span><text:span text:style-name="T356">"nombre"</text:span><text:span text:style-name="T357">&gt;</text:span><text:span text:style-name="T358">Nombre</text:span><text:span text:style-name="T359">&lt;/</text:span><text:span text:style-name="T360">label</text:span><text:span text:style-name="T361">&gt;</text:span></text:p>
      <text:p text:style-name="P362"><text:span text:style-name="T363"><text:s text:c="24"/></text:span><text:span text:style-name="T364">&lt;</text:span><text:span text:style-name="T365">input</text:span><text:span text:style-name="T366"><text:s/></text:span><text:span text:style-name="T367">type</text:span><text:span text:style-name="T368">=</text:span><text:span text:style-name="T369">"text"</text:span><text:span text:style-name="T370"><text:s/></text:span><text:span text:style-name="T371">name</text:span><text:span text:style-name="T372">=</text:span><text:span text:style-name="T373">"nombre"</text:span><text:span text:style-name="T374"><text:s/></text:span><text:span text:style-name="T375">id</text:span><text:span text:style-name="T376">=</text:span><text:span text:style-name="T377">"nombre"</text:span><text:span text:style-name="T378"><text:s/></text:span><text:span text:style-name="T379">title</text:span><text:span text:style-name="T380">=</text:span><text:span text:style-name="T381">"Introduce tu nombre"</text:span><text:span text:style-name="T382"><text:s/></text:span></text:p>
      <text:p text:style-name="P383"><text:span text:style-name="T384"><text:s text:c="24"/></text:span><text:span text:style-name="T385">pattern</text:span><text:span text:style-name="T386">=</text:span><text:span text:style-name="T387">"[A-Za-z\s,.'-]{3,20}"</text:span><text:span text:style-name="T388"><text:s/></text:span><text:span text:style-name="T389">&gt;</text:span><text:span text:style-name="T390"><text:s/></text:span></text:p>
      <text:p text:style-name="P391"><text:span text:style-name="T392"><text:s text:c="24"/></text:span><text:span text:style-name="T393">&lt;</text:span><text:span text:style-name="T394">span</text:span><text:span text:style-name="T395"><text:s/></text:span><text:span text:style-name="T396">id</text:span><text:span text:style-name="T397">=</text:span><text:span text:style-name="T398">"error_nombre"</text:span><text:span text:style-name="T399">&gt;&lt;/</text:span><text:span text:style-name="T400">span</text:span><text:span text:style-name="T401">&gt;</text:span><text:span text:style-name="T402"><text:s text:c="10"/></text:span></text:p>
      <text:p text:style-name="P403"><text:span text:style-name="T404"><text:s text:c="20"/></text:span><text:span text:style-name="T405">&lt;/</text:span><text:span text:style-name="T406">p</text:span><text:span text:style-name="T407">&gt;</text:span></text:p>
      <text:p text:style-name="P408"><text:s text:c="8"/></text:p>
      <text:p text:style-name="P409"><text:span text:style-name="T410"><text:s text:c="20"/></text:span><text:span text:style-name="T411">&lt;</text:span><text:span text:style-name="T412">p</text:span><text:span text:style-name="T413">&gt;</text:span></text:p>
      <text:p text:style-name="P414"><text:span text:style-name="T415"><text:s text:c="24"/></text:span><text:span text:style-name="T416">&lt;</text:span><text:span text:style-name="T417">label</text:span><text:span text:style-name="T418"><text:s/></text:span><text:span text:style-name="T419">for</text:span><text:span text:style-name="T420">=</text:span><text:span text:style-name="T421">"apellido"</text:span><text:span text:style-name="T422">&gt;</text:span><text:span text:style-name="T423">Apellidos</text:span><text:span text:style-name="T424">&lt;/</text:span><text:span text:style-name="T425">label</text:span><text:span text:style-name="T426">&gt;</text:span></text:p>
      <text:p text:style-name="P427"><text:span text:style-name="T428"><text:s text:c="24"/></text:span><text:span text:style-name="T429">&lt;</text:span><text:span text:style-name="T430">input</text:span><text:span text:style-name="T431"><text:s/></text:span><text:span text:style-name="T432">type</text:span><text:span text:style-name="T433">=</text:span><text:span text:style-name="T434">"text"</text:span><text:span text:style-name="T435"><text:s/></text:span><text:span text:style-name="T436">name</text:span><text:span text:style-name="T437">=</text:span><text:span text:style-name="T438">"apellido"</text:span><text:span text:style-name="T439"><text:s/></text:span><text:span text:style-name="T440">id</text:span><text:span text:style-name="T441">=</text:span><text:span text:style-name="T442">"apellido"</text:span><text:span text:style-name="T443"><text:s/></text:span><text:span text:style-name="T444">title</text:span><text:span text:style-name="T445">=</text:span><text:span text:style-name="T446">"Introduce tus apellidos"</text:span><text:span text:style-name="T447"><text:s/></text:span><text:span text:style-name="T448">pattern</text:span><text:span text:style-name="T449">=</text:span><text:span text:style-name="T450">"[A-Za-z\s,.'-]{3,20}"</text:span><text:span text:style-name="T451">&gt;</text:span></text:p>
      <text:p text:style-name="P452"><text:span text:style-name="T453"><text:s text:c="24"/></text:span><text:span text:style-name="T454">&lt;</text:span><text:span text:style-name="T455">span</text:span><text:span text:style-name="T456"><text:s/></text:span><text:span text:style-name="T457">id</text:span><text:span text:style-name="T458">=</text:span><text:span text:style-name="T459">"error_apellido"</text:span><text:span text:style-name="T460"><text:s/></text:span><text:span text:style-name="T461">&gt;&lt;/</text:span><text:span text:style-name="T462">span</text:span><text:span text:style-name="T463">&gt;</text:span><text:span text:style-name="T464"><text:s text:c="12"/></text:span></text:p>
      <text:p text:style-name="P465"><text:span text:style-name="T466"><text:s text:c="20"/></text:span><text:span text:style-name="T467">&lt;/</text:span><text:span text:style-name="T468">p</text:span><text:span text:style-name="T469">&gt;</text:span><text:span text:style-name="T470"><text:s text:c="8"/></text:span></text:p>
      <text:p text:style-name="P471"><text:s text:c="20"/></text:p>
      <text:p text:style-name="P472"><text:span text:style-name="T473"><text:s text:c="20"/></text:span><text:span text:style-name="T474">&lt;</text:span><text:span text:style-name="T475">p</text:span><text:span text:style-name="T476">&gt;</text:span></text:p>
      <text:p text:style-name="P477"><text:span text:style-name="T478"><text:s text:c="24"/></text:span><text:span text:style-name="T479">&lt;</text:span><text:span text:style-name="T480">label</text:span><text:span text:style-name="T481"><text:s/></text:span><text:span text:style-name="T482">for</text:span><text:span text:style-name="T483">=</text:span><text:span text:style-name="T484">"edad"</text:span><text:span text:style-name="T485">&gt;</text:span><text:span text:style-name="T486">Edad</text:span><text:span text:style-name="T487">&lt;/</text:span><text:span text:style-name="T488">label</text:span><text:span text:style-name="T489">&gt;</text:span></text:p>
      <text:p text:style-name="P490"><text:span text:style-name="T491"><text:s text:c="24"/></text:span><text:span text:style-name="T492">&lt;</text:span><text:span text:style-name="T493">input</text:span><text:span text:style-name="T494"><text:s/></text:span><text:span text:style-name="T495">type</text:span><text:span text:style-name="T496">=</text:span><text:span text:style-name="T497">"number"</text:span><text:span text:style-name="T498"><text:s/></text:span><text:span text:style-name="T499">name</text:span><text:span text:style-name="T500">=</text:span><text:span text:style-name="T501">"edad"</text:span><text:span text:style-name="T502"><text:s/></text:span><text:span text:style-name="T503">id</text:span><text:span text:style-name="T504">=</text:span><text:span text:style-name="T505">"edad"</text:span><text:span text:style-name="T506"><text:s/></text:span><text:span text:style-name="T507">title</text:span><text:span text:style-name="T508">=</text:span><text:span text:style-name="T509">"Introduce tu edad"</text:span><text:span text:style-name="T510"><text:s/></text:span><text:span text:style-name="T511">&gt;</text:span></text:p>
      <text:p text:style-name="P512"><text:span text:style-name="T513"><text:s text:c="24"/></text:span><text:span text:style-name="T514">&lt;</text:span><text:span text:style-name="T515">span</text:span><text:span text:style-name="T516"><text:s/></text:span><text:span text:style-name="T517">id</text:span><text:span text:style-name="T518">=</text:span><text:span text:style-name="T519">"error_edad"</text:span><text:span text:style-name="T520">&gt;&lt;/</text:span><text:span text:style-name="T521">span</text:span><text:span text:style-name="T522">&gt;</text:span></text:p>
      <text:p text:style-name="P523"><text:span text:style-name="T524"><text:s text:c="20"/></text:span><text:span text:style-name="T525">&lt;/</text:span><text:span text:style-name="T526">p</text:span><text:span text:style-name="T527">&gt;</text:span></text:p>
      <text:p text:style-name="P528"><text:s text:c="16"/></text:p>
      <text:p text:style-name="P529"><text:span text:style-name="T530"><text:s text:c="20"/></text:span><text:span text:style-name="T531">&lt;</text:span><text:span text:style-name="T532">p</text:span><text:span text:style-name="T533">&gt;</text:span></text:p>
      <text:p text:style-name="P534"><text:span text:style-name="T535"><text:s text:c="24"/></text:span><text:span text:style-name="T536">&lt;</text:span><text:span text:style-name="T537">label</text:span><text:span text:style-name="T538"><text:s/></text:span><text:span text:style-name="T539">for</text:span><text:span text:style-name="T540">=</text:span><text:span text:style-name="T541">"email"</text:span><text:span text:style-name="T542">&gt;</text:span><text:span text:style-name="T543">Correo electronico</text:span><text:span text:style-name="T544">&lt;/</text:span><text:span text:style-name="T545">label</text:span><text:span text:style-name="T546">&gt;</text:span></text:p>
      <text:p text:style-name="P547"><text:span text:style-name="T548"><text:s text:c="24"/></text:span><text:span text:style-name="T549">&lt;</text:span><text:span text:style-name="T550">input</text:span><text:span text:style-name="T551"><text:s/></text:span><text:span text:style-name="T552">type</text:span><text:span text:style-name="T553">=</text:span><text:span text:style-name="T554">"email"</text:span><text:span text:style-name="T555"><text:s/></text:span><text:span text:style-name="T556">name</text:span><text:span text:style-name="T557">=</text:span><text:span text:style-name="T558">"email"</text:span><text:span text:style-name="T559"><text:s/></text:span><text:span text:style-name="T560">id</text:span><text:span text:style-name="T561">=</text:span><text:span text:style-name="T562">"email"</text:span><text:span text:style-name="T563"><text:s/></text:span><text:span text:style-name="T564">title</text:span><text:span text:style-name="T565">=</text:span><text:span text:style-name="T566">"Introduce tu correo electronico"</text:span></text:p>
      <text:p text:style-name="P567"><text:span text:style-name="T568"><text:s text:c="24"/></text:span><text:span text:style-name="T569">pattern</text:span><text:span text:style-name="T570">=</text:span><text:span text:style-name="T571">"^[a-zA-Z0-9.!#$%&amp;’*+/=?^_`{|}~-]+@[a-zA-Z0-9-]+(?:\.[a-zA-Z0-9-]+)*$"</text:span><text:span text:style-name="T572"><text:s/></text:span><text:span text:style-name="T573">&gt;</text:span></text:p>
      <text:p text:style-name="P574"><text:span text:style-name="T575"><text:s text:c="24"/></text:span><text:span text:style-name="T576">&lt;</text:span><text:span text:style-name="T577">span</text:span><text:span text:style-name="T578"><text:s/></text:span><text:span text:style-name="T579">id</text:span><text:span text:style-name="T580">=</text:span><text:span text:style-name="T581">"error_email"</text:span><text:span text:style-name="T582">&gt;&lt;/</text:span><text:span text:style-name="T583">span</text:span><text:span text:style-name="T584">&gt;</text:span></text:p>
      <text:p text:style-name="P585"><text:span text:style-name="T586"><text:s text:c="20"/></text:span><text:span text:style-name="T587">&lt;/</text:span><text:span text:style-name="T588">p</text:span><text:span text:style-name="T589">&gt;</text:span></text:p>
      <text:p text:style-name="P590"><text:s text:c="8"/></text:p>
      <text:p text:style-name="P591"><text:span text:style-name="T592"><text:s text:c="20"/></text:span><text:span text:style-name="T593">&lt;</text:span><text:span text:style-name="T594">p</text:span><text:span text:style-name="T595">&gt;</text:span></text:p>
      <text:p text:style-name="P596"><text:span text:style-name="T597"><text:s text:c="24"/></text:span><text:span text:style-name="T598">&lt;</text:span><text:span text:style-name="T599">label</text:span><text:span text:style-name="T600"><text:s/></text:span><text:span text:style-name="T601">for</text:span><text:span text:style-name="T602">=</text:span><text:span text:style-name="T603">"phone"</text:span><text:span text:style-name="T604">&gt;</text:span><text:span text:style-name="T605">Telefono</text:span><text:span text:style-name="T606">&lt;/</text:span><text:span text:style-name="T607">label</text:span><text:span text:style-name="T608">&gt;</text:span></text:p>
      <text:soft-page-break/>
      <text:p text:style-name="P609"><text:span text:style-name="T610"><text:s text:c="24"/></text:span><text:span text:style-name="T611">&lt;</text:span><text:span text:style-name="T612">input</text:span><text:span text:style-name="T613"><text:s/></text:span><text:span text:style-name="T614">type</text:span><text:span text:style-name="T615">=</text:span><text:span text:style-name="T616">"phone"</text:span><text:span text:style-name="T617"><text:s/></text:span><text:span text:style-name="T618">name</text:span><text:span text:style-name="T619">=</text:span><text:span text:style-name="T620">"phone"</text:span><text:span text:style-name="T621"><text:s/></text:span><text:span text:style-name="T622">id</text:span><text:span text:style-name="T623">=</text:span><text:span text:style-name="T624">"telefono"</text:span><text:span text:style-name="T625"><text:s/></text:span><text:span text:style-name="T626">title</text:span><text:span text:style-name="T627">=</text:span><text:span text:style-name="T628">"Introduce un telefono valido"</text:span><text:span text:style-name="T629"><text:s/></text:span><text:span text:style-name="T630">&gt;</text:span></text:p>
      <text:p text:style-name="P631"><text:span text:style-name="T632"><text:s text:c="24"/></text:span><text:span text:style-name="T633">&lt;</text:span><text:span text:style-name="T634">span</text:span><text:span text:style-name="T635"><text:s/></text:span><text:span text:style-name="T636">id</text:span><text:span text:style-name="T637">=</text:span><text:span text:style-name="T638">"error_phone"</text:span><text:span text:style-name="T639">&gt;&lt;/</text:span><text:span text:style-name="T640">span</text:span><text:span text:style-name="T641">&gt;</text:span><text:span text:style-name="T642"><text:s text:c="10"/></text:span></text:p>
      <text:p text:style-name="P643"><text:span text:style-name="T644"><text:s text:c="20"/></text:span><text:span text:style-name="T645">&lt;/</text:span><text:span text:style-name="T646">p</text:span><text:span text:style-name="T647">&gt;</text:span></text:p>
      <text:p text:style-name="P648"><text:s text:c="32"/></text:p>
      <text:p text:style-name="P649"><text:span text:style-name="T650"><text:s text:c="20"/></text:span><text:span text:style-name="T651">&lt;</text:span><text:span text:style-name="T652">p</text:span><text:span text:style-name="T653">&gt;</text:span></text:p>
      <text:p text:style-name="P654"><text:span text:style-name="T655"><text:s text:c="24"/></text:span><text:span text:style-name="T656">&lt;</text:span><text:span text:style-name="T657">label</text:span><text:span text:style-name="T658"><text:s/></text:span><text:span text:style-name="T659">for</text:span><text:span text:style-name="T660">=</text:span><text:span text:style-name="T661">"description"</text:span><text:span text:style-name="T662">&gt;</text:span><text:span text:style-name="T663">Descripción</text:span><text:span text:style-name="T664">&lt;/</text:span><text:span text:style-name="T665">label</text:span><text:span text:style-name="T666">&gt;</text:span></text:p>
      <text:p text:style-name="P667"><text:span text:style-name="T668"><text:s text:c="24"/></text:span><text:span text:style-name="T669">&lt;</text:span><text:span text:style-name="T670">textarea</text:span><text:span text:style-name="T671"><text:s/></text:span><text:span text:style-name="T672">name</text:span><text:span text:style-name="T673">=</text:span><text:span text:style-name="T674">"description"</text:span><text:span text:style-name="T675"><text:s/></text:span><text:span text:style-name="T676">id</text:span><text:span text:style-name="T677">=</text:span><text:span text:style-name="T678">"descripcion"</text:span><text:span text:style-name="T679"><text:s/></text:span><text:span text:style-name="T680">title</text:span><text:span text:style-name="T681">=</text:span><text:span text:style-name="T682">"Introduce una descripcíón"</text:span><text:span text:style-name="T683"><text:s/></text:span><text:span text:style-name="T684">cols</text:span><text:span text:style-name="T685">=</text:span><text:span text:style-name="T686">"30"</text:span><text:span text:style-name="T687"><text:s/></text:span><text:span text:style-name="T688">rows</text:span><text:span text:style-name="T689">=</text:span><text:span text:style-name="T690">"7"</text:span><text:span text:style-name="T691"><text:s/></text:span><text:span text:style-name="T692">&gt;&lt;/</text:span><text:span text:style-name="T693">textarea</text:span><text:span text:style-name="T694">&gt;</text:span><text:span text:style-name="T695"><text:s/></text:span></text:p>
      <text:p text:style-name="P696"><text:span text:style-name="T697"><text:s text:c="24"/></text:span><text:span text:style-name="T698">&lt;</text:span><text:span text:style-name="T699">span</text:span><text:span text:style-name="T700"><text:s/></text:span><text:span text:style-name="T701">id</text:span><text:span text:style-name="T702">=</text:span><text:span text:style-name="T703">"error_description"</text:span><text:span text:style-name="T704">&gt;&lt;/</text:span><text:span text:style-name="T705">span</text:span><text:span text:style-name="T706">&gt;</text:span><text:span text:style-name="T707"><text:s text:c="10"/></text:span></text:p>
      <text:p text:style-name="P708"><text:span text:style-name="T709"><text:s text:c="20"/></text:span><text:span text:style-name="T710">&lt;/</text:span><text:span text:style-name="T711">p</text:span><text:span text:style-name="T712">&gt;</text:span><text:span text:style-name="T713"><text:s text:c="2"/></text:span></text:p>
      <text:p text:style-name="P714"><text:s text:c="16"/></text:p>
      <text:p text:style-name="P715"><text:span text:style-name="T716"><text:s text:c="20"/></text:span><text:span text:style-name="T717">&lt;</text:span><text:span text:style-name="T718">input</text:span><text:span text:style-name="T719"><text:s/></text:span><text:span text:style-name="T720">type</text:span><text:span text:style-name="T721">=</text:span><text:span text:style-name="T722">"submit"</text:span><text:span text:style-name="T723"><text:s/></text:span><text:span text:style-name="T724">id</text:span><text:span text:style-name="T725">=</text:span><text:span text:style-name="T726">"submit"</text:span><text:span text:style-name="T727"><text:s/></text:span><text:span text:style-name="T728">value</text:span><text:span text:style-name="T729">=</text:span><text:span text:style-name="T730">"Enviar"</text:span><text:span text:style-name="T731">&gt;</text:span></text:p>
      <text:p text:style-name="P732"><text:span text:style-name="T733"><text:s text:c="12"/></text:span><text:span text:style-name="T734">&lt;/</text:span><text:span text:style-name="T735">div</text:span><text:span text:style-name="T736">&gt;</text:span></text:p>
      <text:p text:style-name="P737"><text:span text:style-name="T738"><text:s text:c="8"/></text:span><text:span text:style-name="T739">&lt;/</text:span><text:span text:style-name="T740">div</text:span><text:span text:style-name="T741">&gt;</text:span></text:p>
      <text:p text:style-name="P742"><text:span text:style-name="T743"><text:s text:c="4"/></text:span><text:span text:style-name="T744">&lt;/</text:span><text:span text:style-name="T745">div</text:span><text:span text:style-name="T746">&gt;</text:span></text:p>
      <text:p text:style-name="P747"><text:s text:c="4"/></text:p>
      <text:p text:style-name="P748"><text:span text:style-name="T749">&lt;/</text:span><text:span text:style-name="T750">body</text:span><text:span text:style-name="T751">&gt;</text:span></text:p>
      <text:p text:style-name="P752"><text:span text:style-name="T753">&lt;/</text:span><text:span text:style-name="T754">html</text:span><text:span text:style-name="T755">&gt;</text:span></text:p>
      <text:p text:style-name="Normal"/>
      <text:p text:style-name="Normal"/>
      <text:h text:style-name="Título1" text:outline-level="1"><text:bookmark-start text:name="_Toc4923343"/>CSS<text:bookmark-end text:name="_Toc4923343"/></text:h>
      <text:p text:style-name="P756"><text:span text:style-name="T757">/*Estilos generales*/</text:span></text:p>
      <text:p text:style-name="P758"><text:span text:style-name="T759">*</text:span><text:span text:style-name="T760"><text:s/>{</text:span></text:p>
      <text:p text:style-name="P761"><text:span text:style-name="T762"><text:s text:c="4"/></text:span><text:span text:style-name="T763">margin</text:span><text:span text:style-name="T764">:<text:s/></text:span><text:span text:style-name="T765">0px</text:span><text:span text:style-name="T766">;</text:span></text:p>
      <text:p text:style-name="P767"><text:span text:style-name="T768"><text:s text:c="4"/></text:span><text:span text:style-name="T769">padding</text:span><text:span text:style-name="T770">:<text:s/></text:span><text:span text:style-name="T771">0px</text:span><text:span text:style-name="T772">;</text:span></text:p>
      <text:p text:style-name="P773"><text:span text:style-name="T774"><text:s text:c="4"/></text:span><text:span text:style-name="T775">box-sizing</text:span><text:span text:style-name="T776">:<text:s/></text:span><text:span text:style-name="T777">border-box</text:span><text:span text:style-name="T778">;</text:span></text:p>
      <text:p text:style-name="P779">}</text:p>
      <text:p text:style-name="P780"><text:span text:style-name="T781">body</text:span><text:span text:style-name="T782">{</text:span></text:p>
      <text:p text:style-name="P783"><text:span text:style-name="T784"><text:s text:c="4"/></text:span><text:span text:style-name="T785">font-size</text:span><text:span text:style-name="T786">:<text:s/></text:span><text:span text:style-name="T787">18px</text:span><text:span text:style-name="T788">;</text:span></text:p>
      <text:p text:style-name="P789"><text:span text:style-name="T790"><text:s text:c="4"/></text:span><text:span text:style-name="T791">background</text:span><text:span text:style-name="T792">:</text:span><text:span text:style-name="T793">url</text:span><text:span text:style-name="T794">(</text:span><text:span text:style-name="T795">"img/pattern.png"</text:span><text:span text:style-name="T796">);<text:s/></text:span></text:p>
      <text:p text:style-name="P797"><text:span text:style-name="T798"><text:s text:c="4"/></text:span><text:span text:style-name="T799">background-attachment</text:span><text:span text:style-name="T800">:<text:s/></text:span><text:span text:style-name="T801">fixed</text:span><text:span text:style-name="T802">;</text:span></text:p>
      <text:p text:style-name="P803"><text:span text:style-name="T804"><text:s text:c="4"/></text:span><text:span text:style-name="T805">padding</text:span><text:span text:style-name="T806">:<text:s/></text:span><text:span text:style-name="T807">1rem</text:span><text:span text:style-name="T808">;</text:span></text:p>
      <text:p text:style-name="P809"><text:s text:c="4"/></text:p>
      <text:p text:style-name="P810">}</text:p>
      <text:p text:style-name="P811"><text:span text:style-name="T812">/*Estilos generales del contenedor principal*/</text:span></text:p>
      <text:p text:style-name="P813"><text:span text:style-name="T814">#contain</text:span><text:span text:style-name="T815">{</text:span></text:p>
      <text:p text:style-name="P816"><text:span text:style-name="T817"><text:s text:c="2"/></text:span><text:span text:style-name="T818">padding-top</text:span><text:span text:style-name="T819">:<text:s/></text:span><text:span text:style-name="T820">25px</text:span><text:span text:style-name="T821">;<text:s/></text:span></text:p>
      <text:p text:style-name="P822">}</text:p>
      <text:p text:style-name="P823"><text:span text:style-name="T824">/*Contenedor del contenido*/</text:span></text:p>
      <text:p text:style-name="P825"><text:span text:style-name="T826">#wrapper</text:span><text:span text:style-name="T827"><text:s/>{</text:span></text:p>
      <text:p text:style-name="P828"><text:span text:style-name="T829"><text:s text:c="4"/></text:span><text:span text:style-name="T830">box-shadow</text:span><text:span text:style-name="T831">:<text:s/></text:span><text:span text:style-name="T832">0px</text:span><text:span text:style-name="T833"><text:s/></text:span><text:span text:style-name="T834">0px</text:span><text:span text:style-name="T835"><text:s/></text:span><text:span text:style-name="T836">40px</text:span><text:span text:style-name="T837"><text:s/></text:span><text:span text:style-name="T838">black</text:span><text:span text:style-name="T839">;</text:span></text:p>
      <text:p text:style-name="P840"><text:span text:style-name="T841"><text:s text:c="4"/></text:span><text:span text:style-name="T842">min-height</text:span><text:span text:style-name="T843">:</text:span><text:span text:style-name="T844">600px</text:span><text:span text:style-name="T845">;</text:span></text:p>
      <text:p text:style-name="P846"><text:span text:style-name="T847"><text:s text:c="4"/></text:span><text:span text:style-name="T848">width</text:span><text:span text:style-name="T849">:<text:s/></text:span><text:span text:style-name="T850">75%</text:span><text:span text:style-name="T851">;</text:span></text:p>
      <text:p text:style-name="P852"><text:span text:style-name="T853"><text:s text:c="4"/></text:span><text:span text:style-name="T854">margin</text:span><text:span text:style-name="T855">:<text:s/></text:span><text:span text:style-name="T856">0px</text:span><text:span text:style-name="T857"><text:s/></text:span><text:span text:style-name="T858">auto</text:span><text:span text:style-name="T859">;</text:span></text:p>
      <text:p text:style-name="P860"><text:span text:style-name="T861"><text:s text:c="4"/></text:span><text:span text:style-name="T862">padding</text:span><text:span text:style-name="T863">:<text:s/></text:span><text:span text:style-name="T864">50px</text:span><text:span text:style-name="T865">;</text:span></text:p>
      <text:p text:style-name="P866"><text:span text:style-name="T867"><text:s text:c="4"/></text:span><text:span text:style-name="T868">background</text:span><text:span text:style-name="T869">:</text:span><text:span text:style-name="T870">rgba</text:span><text:span text:style-name="T871">(</text:span><text:span text:style-name="T872">255</text:span><text:span text:style-name="T873">,<text:s/></text:span><text:span text:style-name="T874">255</text:span><text:span text:style-name="T875">,<text:s/></text:span><text:span text:style-name="T876">255</text:span><text:span text:style-name="T877">,<text:s/></text:span><text:span text:style-name="T878">0.7</text:span><text:span text:style-name="T879">); <text:s text:c="4"/></text:span></text:p>
      <text:soft-page-break/>
      <text:p text:style-name="P880"><text:span text:style-name="T881">}<text:s/></text:span><text:span text:style-name="T882">h2</text:span><text:span text:style-name="T883">{</text:span></text:p>
      <text:p text:style-name="P884"><text:span text:style-name="T885"><text:s text:c="2"/></text:span><text:span text:style-name="T886">text-align</text:span><text:span text:style-name="T887">:<text:s/></text:span><text:span text:style-name="T888">center</text:span><text:span text:style-name="T889">;</text:span></text:p>
      <text:p text:style-name="P890"><text:span text:style-name="T891"><text:s text:c="2"/></text:span><text:span text:style-name="T892">text-transform</text:span><text:span text:style-name="T893">:<text:s/></text:span><text:span text:style-name="T894">uppercase</text:span><text:span text:style-name="T895">;</text:span></text:p>
      <text:p text:style-name="P896"><text:span text:style-name="T897"><text:s text:c="2"/></text:span><text:span text:style-name="T898">margin-bottom</text:span><text:span text:style-name="T899">:<text:s/></text:span><text:span text:style-name="T900">20px</text:span><text:span text:style-name="T901">;</text:span></text:p>
      <text:p text:style-name="P902"><text:span text:style-name="T903"><text:s text:c="2"/></text:span><text:span text:style-name="T904">margin-left</text:span><text:span text:style-name="T905">:</text:span><text:span text:style-name="T906">-100px</text:span><text:span text:style-name="T907">;</text:span></text:p>
      <text:p text:style-name="P908">}</text:p>
      <text:p text:style-name="P909"><text:span text:style-name="T910">#wrapper</text:span><text:span text:style-name="T911"><text:s/></text:span><text:span text:style-name="T912">h2</text:span><text:span text:style-name="T913">{</text:span></text:p>
      <text:p text:style-name="P914"><text:span text:style-name="T915"><text:s text:c="4"/></text:span><text:span text:style-name="T916">display</text:span><text:span text:style-name="T917">:<text:s/></text:span><text:span text:style-name="T918">block</text:span><text:span text:style-name="T919">;</text:span></text:p>
      <text:p text:style-name="P920"><text:span text:style-name="T921"><text:s text:c="4"/></text:span><text:span text:style-name="T922">border-bottom</text:span><text:span text:style-name="T923">:</text:span><text:span text:style-name="T924">3px</text:span><text:span text:style-name="T925"><text:s/></text:span><text:span text:style-name="T926">solid</text:span><text:span text:style-name="T927"><text:s/></text:span><text:span text:style-name="T928">rgb</text:span><text:span text:style-name="T929">(</text:span><text:span text:style-name="T930">60</text:span><text:span text:style-name="T931">,<text:s/></text:span><text:span text:style-name="T932">15</text:span><text:span text:style-name="T933">,<text:s/></text:span><text:span text:style-name="T934">223</text:span><text:span text:style-name="T935">);</text:span></text:p>
      <text:p text:style-name="P936"><text:span text:style-name="T937"><text:s text:c="4"/></text:span><text:span text:style-name="T938">padding-bottom</text:span><text:span text:style-name="T939">:<text:s/></text:span><text:span text:style-name="T940">10px</text:span><text:span text:style-name="T941">;</text:span></text:p>
      <text:p text:style-name="P942"><text:span text:style-name="T943"><text:s text:c="4"/></text:span><text:span text:style-name="T944">margin-bottom</text:span><text:span text:style-name="T945">:<text:s/></text:span><text:span text:style-name="T946">15px</text:span><text:span text:style-name="T947">;</text:span></text:p>
      <text:p text:style-name="P948"><text:span text:style-name="T949"><text:s text:c="4"/></text:span><text:span text:style-name="T950">margin-right</text:span><text:span text:style-name="T951">:<text:s/></text:span><text:span text:style-name="T952">-50px</text:span><text:span text:style-name="T953">;</text:span></text:p>
      <text:p text:style-name="P954"><text:span text:style-name="T955"><text:s text:c="4"/></text:span><text:span text:style-name="T956">margin-left</text:span><text:span text:style-name="T957">:<text:s/></text:span><text:span text:style-name="T958">-50px</text:span><text:span text:style-name="T959">;</text:span></text:p>
      <text:p text:style-name="P960">}</text:p>
      <text:p text:style-name="P961"><text:span text:style-name="T962">/*Estilos de la informacion aportada por el formulario*/</text:span></text:p>
      <text:p text:style-name="P963"><text:span text:style-name="T964">.datos</text:span><text:span text:style-name="T965"><text:s/>{</text:span></text:p>
      <text:p text:style-name="P966"><text:span text:style-name="T967"><text:s text:c="4"/></text:span><text:span text:style-name="T968">min-width</text:span><text:span text:style-name="T969">:<text:s/></text:span><text:span text:style-name="T970">250px</text:span><text:span text:style-name="T971">;</text:span></text:p>
      <text:p text:style-name="P972"><text:span text:style-name="T973"><text:s text:c="4"/></text:span><text:span text:style-name="T974">width</text:span><text:span text:style-name="T975">:<text:s/></text:span><text:span text:style-name="T976">28%</text:span><text:span text:style-name="T977">;</text:span></text:p>
      <text:p text:style-name="P978"><text:span text:style-name="T979"><text:s text:c="4"/></text:span><text:span text:style-name="T980">min-height</text:span><text:span text:style-name="T981">:<text:s/></text:span><text:span text:style-name="T982">220px</text:span><text:span text:style-name="T983">;</text:span></text:p>
      <text:p text:style-name="P984"><text:span text:style-name="T985"><text:s text:c="4"/></text:span><text:span text:style-name="T986">background</text:span><text:span text:style-name="T987">:<text:s/></text:span><text:span text:style-name="T988">#1e29a8</text:span><text:span text:style-name="T989">;</text:span></text:p>
      <text:p text:style-name="P990"><text:span text:style-name="T991"><text:s text:c="4"/></text:span><text:span text:style-name="T992">color</text:span><text:span text:style-name="T993">:<text:s/></text:span><text:span text:style-name="T994">#fff</text:span><text:span text:style-name="T995">;<text:s/></text:span></text:p>
      <text:p text:style-name="P996"><text:span text:style-name="T997"><text:s text:c="4"/></text:span><text:span text:style-name="T998">float</text:span><text:span text:style-name="T999">:<text:s/></text:span><text:span text:style-name="T1000">right</text:span><text:span text:style-name="T1001">;</text:span></text:p>
      <text:p text:style-name="P1002"><text:span text:style-name="T1003"><text:s text:c="4"/></text:span><text:span text:style-name="T1004">padding</text:span><text:span text:style-name="T1005">:<text:s/></text:span><text:span text:style-name="T1006">10px</text:span><text:span text:style-name="T1007">; <text:s text:c="3"/></text:span></text:p>
      <text:p text:style-name="P1008">}</text:p>
      <text:p text:style-name="P1009"><text:span text:style-name="T1010">/*Estilos del formulario*/</text:span></text:p>
      <text:p text:style-name="P1011"><text:span text:style-name="T1012">.form</text:span><text:span text:style-name="T1013"><text:s/>{</text:span></text:p>
      <text:p text:style-name="P1014"><text:span text:style-name="T1015"><text:s text:c="4"/></text:span><text:span text:style-name="T1016">min-width</text:span><text:span text:style-name="T1017">:<text:s/></text:span><text:span text:style-name="T1018">300px</text:span><text:span text:style-name="T1019">;</text:span></text:p>
      <text:p text:style-name="P1020"><text:span text:style-name="T1021"><text:s text:c="4"/></text:span><text:span text:style-name="T1022">width</text:span><text:span text:style-name="T1023">:<text:s/></text:span><text:span text:style-name="T1024">70%</text:span><text:span text:style-name="T1025">;</text:span></text:p>
      <text:p text:style-name="P1026"><text:span text:style-name="T1027"><text:s text:c="4"/></text:span><text:span text:style-name="T1028">color</text:span><text:span text:style-name="T1029">:<text:s/></text:span><text:span text:style-name="T1030">#b7b7b7</text:span><text:span text:style-name="T1031">; <text:s text:c="4"/></text:span></text:p>
      <text:p text:style-name="P1032"><text:span text:style-name="T1033"><text:s text:c="4"/></text:span><text:span text:style-name="T1034">float</text:span><text:span text:style-name="T1035">:<text:s/></text:span><text:span text:style-name="T1036">left</text:span><text:span text:style-name="T1037">; <text:s text:c="4"/></text:span></text:p>
      <text:p text:style-name="P1038">}</text:p>
      <text:p text:style-name="P1039"><text:s text:c="2"/></text:p>
      <text:p text:style-name="P1040"><text:span text:style-name="T1041">.form</text:span><text:span text:style-name="T1042"><text:s/></text:span><text:span text:style-name="T1043">p</text:span><text:span text:style-name="T1044"><text:s/>{</text:span></text:p>
      <text:p text:style-name="P1045"><text:span text:style-name="T1046"><text:s text:c="4"/></text:span><text:span text:style-name="T1047">float</text:span><text:span text:style-name="T1048">:<text:s/></text:span><text:span text:style-name="T1049">left</text:span><text:span text:style-name="T1050">;</text:span></text:p>
      <text:p text:style-name="P1051"><text:span text:style-name="T1052"><text:s text:c="4"/></text:span><text:span text:style-name="T1053">width</text:span><text:span text:style-name="T1054">:<text:s/></text:span><text:span text:style-name="T1055">45%</text:span><text:span text:style-name="T1056">;</text:span></text:p>
      <text:p text:style-name="P1057"><text:span text:style-name="T1058"><text:s text:c="4"/></text:span><text:span text:style-name="T1059">margin-bottom</text:span><text:span text:style-name="T1060">:<text:s/></text:span><text:span text:style-name="T1061">15px</text:span><text:span text:style-name="T1062">;</text:span></text:p>
      <text:p text:style-name="P1063"><text:span text:style-name="T1064"><text:s text:c="4"/></text:span><text:span text:style-name="T1065">margin-left</text:span><text:span text:style-name="T1066">:<text:s/></text:span><text:span text:style-name="T1067">20px</text:span><text:span text:style-name="T1068">;</text:span></text:p>
      <text:p text:style-name="P1069">}</text:p>
      <text:p text:style-name="P1070"><text:span text:style-name="T1071">.form</text:span><text:span text:style-name="T1072"><text:s/></text:span><text:span text:style-name="T1073">label</text:span><text:span text:style-name="T1074"><text:s/>{</text:span></text:p>
      <text:p text:style-name="P1075"><text:span text:style-name="T1076"><text:s text:c="4"/></text:span><text:span text:style-name="T1077">display</text:span><text:span text:style-name="T1078">:<text:s/></text:span><text:span text:style-name="T1079">block</text:span><text:span text:style-name="T1080">;</text:span></text:p>
      <text:p text:style-name="P1081">}</text:p>
      <text:p text:style-name="P1082"><text:s/></text:p>
      <text:p text:style-name="P1083"><text:span text:style-name="T1084">.form</text:span><text:span text:style-name="T1085"><text:s/></text:span><text:span text:style-name="T1086">span</text:span><text:span text:style-name="T1087">{</text:span></text:p>
      <text:p text:style-name="P1088"><text:span text:style-name="T1089"><text:s text:c="4"/></text:span><text:span text:style-name="T1090">color</text:span><text:span text:style-name="T1091">:</text:span><text:span text:style-name="T1092">red</text:span><text:span text:style-name="T1093">;</text:span></text:p>
      <text:p text:style-name="P1094">}</text:p>
      <text:p text:style-name="P1095"><text:s text:c="2"/></text:p>
      <text:p text:style-name="P1096"><text:span text:style-name="T1097"><text:s text:c="2"/></text:span><text:span text:style-name="T1098">/*Para los campos del formulario*/</text:span></text:p>
      <text:p text:style-name="P1099"><text:span text:style-name="T1100"><text:s text:c="2"/></text:span><text:span text:style-name="T1101">input</text:span><text:span text:style-name="T1102">,</text:span></text:p>
      <text:p text:style-name="P1103"><text:span text:style-name="T1104"><text:s text:c="2"/></text:span><text:span text:style-name="T1105">textarea</text:span></text:p>
      <text:soft-page-break/>
      <text:p text:style-name="P1106"><text:s text:c="3"/>{</text:p>
      <text:p text:style-name="P1107"><text:span text:style-name="T1108"><text:s text:c="4"/></text:span><text:span text:style-name="T1109">padding</text:span><text:span text:style-name="T1110">:<text:s/></text:span><text:span text:style-name="T1111">10px</text:span><text:span text:style-name="T1112">;</text:span></text:p>
      <text:p text:style-name="P1113"><text:span text:style-name="T1114"><text:s text:c="4"/></text:span><text:span text:style-name="T1115">width</text:span><text:span text:style-name="T1116">:<text:s/></text:span><text:span text:style-name="T1117">100%</text:span><text:span text:style-name="T1118">; <text:s/></text:span></text:p>
      <text:p text:style-name="P1119"><text:s text:c="2"/>}</text:p>
      <text:p text:style-name="P1120"/>
      <text:p text:style-name="P1121"><text:span text:style-name="T1122"><text:s text:c="2"/></text:span><text:span text:style-name="T1123">input:focus</text:span><text:span text:style-name="T1124">,</text:span></text:p>
      <text:p text:style-name="P1125"><text:span text:style-name="T1126"><text:s text:c="2"/></text:span><text:span text:style-name="T1127">textarea:focus</text:span><text:span text:style-name="T1128"><text:s/>{</text:span></text:p>
      <text:p text:style-name="P1129"><text:span text:style-name="T1130"><text:s text:c="4"/></text:span><text:span text:style-name="T1131">outline</text:span><text:span text:style-name="T1132">:<text:s/></text:span><text:span text:style-name="T1133">3px</text:span><text:span text:style-name="T1134"><text:s/></text:span><text:span text:style-name="T1135">solid</text:span><text:span text:style-name="T1136"><text:s/></text:span><text:span text:style-name="T1137">blue</text:span><text:span text:style-name="T1138">;</text:span></text:p>
      <text:p text:style-name="P1139"><text:s text:c="2"/>}<text:s/></text:p>
      <text:p text:style-name="P1140"><text:span text:style-name="T1141"><text:s text:c="2"/></text:span><text:span text:style-name="T1142">input:valid</text:span><text:span text:style-name="T1143"><text:s/>{</text:span></text:p>
      <text:p text:style-name="P1144"><text:span text:style-name="T1145"><text:s text:c="4"/></text:span><text:span text:style-name="T1146">background-color</text:span><text:span text:style-name="T1147">:<text:s/></text:span><text:span text:style-name="T1148">#BBFFF0</text:span><text:span text:style-name="T1149">;</text:span></text:p>
      <text:p text:style-name="P1150"><text:span text:style-name="T1151"><text:s text:c="4"/></text:span><text:span text:style-name="T1152">border</text:span><text:span text:style-name="T1153">:<text:s/></text:span><text:span text:style-name="T1154">1px</text:span><text:span text:style-name="T1155"><text:s/></text:span><text:span text:style-name="T1156">solid</text:span><text:span text:style-name="T1157"><text:s/></text:span><text:span text:style-name="T1158">green</text:span><text:span text:style-name="T1159">;</text:span></text:p>
      <text:p text:style-name="P1160"><text:s text:c="2"/>}</text:p>
      <text:p text:style-name="P1161"><text:span text:style-name="T1162"><text:s text:c="2"/></text:span><text:span text:style-name="T1163">input:invalid</text:span><text:span text:style-name="T1164"><text:s/>{</text:span></text:p>
      <text:p text:style-name="P1165"><text:span text:style-name="T1166"><text:s text:c="4"/></text:span><text:span text:style-name="T1167">border</text:span><text:span text:style-name="T1168">:<text:s/></text:span><text:span text:style-name="T1169">1px</text:span><text:span text:style-name="T1170"><text:s/></text:span><text:span text:style-name="T1171">solid</text:span><text:span text:style-name="T1172"><text:s/></text:span><text:span text:style-name="T1173">red</text:span><text:span text:style-name="T1174">;</text:span></text:p>
      <text:p text:style-name="P1175"><text:s text:c="4"/></text:p>
      <text:p text:style-name="P1176"><text:s text:c="2"/>}</text:p>
      <text:p text:style-name="P1177"><text:s text:c="2"/></text:p>
      <text:p text:style-name="P1178"><text:span text:style-name="T1179"><text:s text:c="2"/></text:span><text:span text:style-name="T1180">#submit</text:span><text:span text:style-name="T1181"><text:s/>{</text:span></text:p>
      <text:p text:style-name="P1182"><text:span text:style-name="T1183"><text:s text:c="4"/></text:span><text:span text:style-name="T1184">background</text:span><text:span text:style-name="T1185">: <text:s/></text:span><text:span text:style-name="T1186">rgba</text:span><text:span text:style-name="T1187">(</text:span><text:span text:style-name="T1188">53</text:span><text:span text:style-name="T1189">,<text:s/></text:span><text:span text:style-name="T1190">103</text:span><text:span text:style-name="T1191">,<text:s/></text:span><text:span text:style-name="T1192">164</text:span><text:span text:style-name="T1193">,<text:s/></text:span><text:span text:style-name="T1194">0.7</text:span><text:span text:style-name="T1195">); <text:s/></text:span></text:p>
      <text:p text:style-name="P1196"><text:span text:style-name="T1197"><text:s text:c="4"/></text:span><text:span text:style-name="T1198">border</text:span><text:span text:style-name="T1199">:<text:s/></text:span><text:span text:style-name="T1200">1px</text:span><text:span text:style-name="T1201"><text:s/></text:span><text:span text:style-name="T1202">solid</text:span><text:span text:style-name="T1203"><text:s/></text:span><text:span text:style-name="T1204">rgb</text:span><text:span text:style-name="T1205">(</text:span><text:span text:style-name="T1206">24</text:span><text:span text:style-name="T1207">,<text:s/></text:span><text:span text:style-name="T1208">9</text:span><text:span text:style-name="T1209">,<text:s/></text:span><text:span text:style-name="T1210">112</text:span><text:span text:style-name="T1211">);</text:span></text:p>
      <text:p text:style-name="P1212"><text:span text:style-name="T1213"><text:s text:c="4"/></text:span><text:span text:style-name="T1214">cursor</text:span><text:span text:style-name="T1215">:<text:s/></text:span><text:span text:style-name="T1216">pointer</text:span><text:span text:style-name="T1217">;<text:s/></text:span></text:p>
      <text:p text:style-name="P1218"><text:span text:style-name="T1219"><text:s text:c="4"/></text:span><text:span text:style-name="T1220">width</text:span><text:span text:style-name="T1221">:<text:s/></text:span><text:span text:style-name="T1222">97%</text:span><text:span text:style-name="T1223">; <text:s/></text:span></text:p>
      <text:p text:style-name="P1224"><text:s text:c="2"/>}</text:p>
      <text:p text:style-name="P1225"><text:span text:style-name="T1226"><text:s text:c="2"/></text:span><text:span text:style-name="T1227">#submit:hover</text:span><text:span text:style-name="T1228"><text:s/>{</text:span></text:p>
      <text:p text:style-name="P1229"><text:span text:style-name="T1230"><text:s text:c="4"/></text:span><text:span text:style-name="T1231">background</text:span><text:span text:style-name="T1232">: <text:s/></text:span><text:span text:style-name="T1233">rgba</text:span><text:span text:style-name="T1234">(</text:span><text:span text:style-name="T1235">53</text:span><text:span text:style-name="T1236">,<text:s/></text:span><text:span text:style-name="T1237">103</text:span><text:span text:style-name="T1238">,<text:s/></text:span><text:span text:style-name="T1239">164</text:span><text:span text:style-name="T1240">,<text:s/></text:span><text:span text:style-name="T1241">1</text:span><text:span text:style-name="T1242">);</text:span></text:p>
      <text:p text:style-name="P1243"><text:span text:style-name="T1244"><text:s text:c="4"/></text:span><text:span text:style-name="T1245">border</text:span><text:span text:style-name="T1246">:<text:s/></text:span><text:span text:style-name="T1247">1px</text:span><text:span text:style-name="T1248"><text:s/></text:span><text:span text:style-name="T1249">solid</text:span><text:span text:style-name="T1250"><text:s/></text:span><text:span text:style-name="T1251">rgba</text:span><text:span text:style-name="T1252">(</text:span><text:span text:style-name="T1253">13</text:span><text:span text:style-name="T1254">,<text:s/></text:span><text:span text:style-name="T1255">67</text:span><text:span text:style-name="T1256">,<text:s/></text:span><text:span text:style-name="T1257">133</text:span><text:span text:style-name="T1258">,<text:s/></text:span><text:span text:style-name="T1259">1</text:span><text:span text:style-name="T1260">);</text:span></text:p>
      <text:p text:style-name="P1261"><text:s text:c="4"/></text:p>
      <text:p text:style-name="P1262"><text:s text:c="2"/>}</text:p>
      <text:p text:style-name="P1263"/>
      <text:p text:style-name="P1264"><text:s text:c="2"/></text:p>
      <text:p text:style-name="Normal"/>
      <text:h text:style-name="Título1" text:outline-level="1"><text:bookmark-start text:name="_Toc4923344"/>JS<text:bookmark-end text:name="_Toc4923344"/></text:h>
      <text:p text:style-name="P1265"><text:span text:style-name="T1266">'use strict'</text:span></text:p>
      <text:p text:style-name="P1267"/>
      <text:p text:style-name="P1268"><text:span text:style-name="T1269">window</text:span><text:span text:style-name="T1270">.</text:span><text:span text:style-name="T1271">addEventListener</text:span><text:span text:style-name="T1272">(</text:span><text:span text:style-name="T1273">'load'</text:span><text:span text:style-name="T1274">,<text:s/></text:span><text:span text:style-name="T1275">function</text:span><text:span text:style-name="T1276">(){</text:span></text:p>
      <text:p text:style-name="P1277"><text:span text:style-name="T1278"><text:s text:c="4"/></text:span><text:span text:style-name="T1279">console</text:span><text:span text:style-name="T1280">.</text:span><text:span text:style-name="T1281">log</text:span><text:span text:style-name="T1282">(</text:span><text:span text:style-name="T1283">"dom cargado"</text:span><text:span text:style-name="T1284">);</text:span></text:p>
      <text:p text:style-name="P1285"/>
      <text:p text:style-name="P1286"><text:span text:style-name="T1287"><text:s text:c="4"/></text:span><text:span text:style-name="T1288">var</text:span><text:span text:style-name="T1289"><text:s/></text:span><text:span text:style-name="T1290">formulario</text:span><text:span text:style-name="T1291"><text:s/>=<text:s/></text:span><text:span text:style-name="T1292">document</text:span><text:span text:style-name="T1293">.</text:span><text:span text:style-name="T1294">querySelector</text:span><text:span text:style-name="T1295">(</text:span><text:span text:style-name="T1296">"#formulario"</text:span><text:span text:style-name="T1297">);</text:span></text:p>
      <text:p text:style-name="P1298"><text:span text:style-name="T1299"><text:s text:c="4"/></text:span><text:span text:style-name="T1300">var</text:span><text:span text:style-name="T1301"><text:s/></text:span><text:span text:style-name="T1302">datos</text:span><text:span text:style-name="T1303"><text:s/>=<text:s/></text:span><text:span text:style-name="T1304">document</text:span><text:span text:style-name="T1305">.</text:span><text:span text:style-name="T1306">querySelector</text:span><text:span text:style-name="T1307">(</text:span><text:span text:style-name="T1308">".datos"</text:span><text:span text:style-name="T1309">);</text:span></text:p>
      <text:p text:style-name="P1310"><text:span text:style-name="T1311"><text:s text:c="4"/>datos</text:span><text:span text:style-name="T1312">.</text:span><text:span text:style-name="T1313">style</text:span><text:span text:style-name="T1314">.</text:span><text:span text:style-name="T1315">display</text:span><text:span text:style-name="T1316"><text:s/>=<text:s/></text:span><text:span text:style-name="T1317">"none"</text:span><text:span text:style-name="T1318">;</text:span></text:p>
      <text:p text:style-name="P1319"/>
      <text:p text:style-name="P1320"><text:span text:style-name="T1321"><text:s text:c="4"/>formulario</text:span><text:span text:style-name="T1322">.</text:span><text:span text:style-name="T1323">addEventListener</text:span><text:span text:style-name="T1324">(</text:span><text:span text:style-name="T1325">'submit'</text:span><text:span text:style-name="T1326">,<text:s/></text:span><text:span text:style-name="T1327">function</text:span><text:span text:style-name="T1328">(){<text:s/></text:span></text:p>
      <text:p text:style-name="P1329"><text:span text:style-name="T1330"><text:s text:c="8"/></text:span><text:span text:style-name="T1331">console</text:span><text:span text:style-name="T1332">.</text:span><text:span text:style-name="T1333">log</text:span><text:span text:style-name="T1334">(</text:span><text:span text:style-name="T1335">'evento submit capturado'</text:span><text:span text:style-name="T1336">);</text:span></text:p>
      <text:p text:style-name="P1337"><text:span text:style-name="T1338"><text:s text:c="9"/></text:span><text:span text:style-name="T1339">/*Para acceder al DOM*/</text:span></text:p>
      <text:p text:style-name="P1340"><text:span text:style-name="T1341"><text:s text:c="7"/></text:span><text:span text:style-name="T1342">var</text:span><text:span text:style-name="T1343"><text:s/></text:span><text:span text:style-name="T1344">nombre</text:span><text:span text:style-name="T1345"><text:s/>=</text:span><text:span text:style-name="T1346">document</text:span><text:span text:style-name="T1347">.</text:span><text:span text:style-name="T1348">querySelector</text:span><text:span text:style-name="T1349">(</text:span><text:span text:style-name="T1350">"#nombre"</text:span><text:span text:style-name="T1351">).</text:span><text:span text:style-name="T1352">value</text:span><text:span text:style-name="T1353">;</text:span></text:p>
      <text:p text:style-name="P1354"><text:span text:style-name="T1355"><text:s text:c="7"/></text:span><text:span text:style-name="T1356">var</text:span><text:span text:style-name="T1357"><text:s/></text:span><text:span text:style-name="T1358">apellido</text:span><text:span text:style-name="T1359"><text:s/>=<text:s/></text:span><text:span text:style-name="T1360">document</text:span><text:span text:style-name="T1361">.</text:span><text:span text:style-name="T1362">querySelector</text:span><text:span text:style-name="T1363">(</text:span><text:span text:style-name="T1364">"#apellido"</text:span><text:span text:style-name="T1365">).</text:span><text:span text:style-name="T1366">value</text:span><text:span text:style-name="T1367">;</text:span></text:p>
      <text:soft-page-break/>
      <text:p text:style-name="P1368"><text:span text:style-name="T1369"><text:s text:c="7"/></text:span><text:span text:style-name="T1370">var</text:span><text:span text:style-name="T1371"><text:s/></text:span><text:span text:style-name="T1372">edad</text:span><text:span text:style-name="T1373"><text:s/>=<text:s/></text:span><text:span text:style-name="T1374">parseInt</text:span><text:span text:style-name="T1375">(</text:span><text:span text:style-name="T1376">document</text:span><text:span text:style-name="T1377">.</text:span><text:span text:style-name="T1378">querySelector</text:span><text:span text:style-name="T1379">(</text:span><text:span text:style-name="T1380">"#edad"</text:span><text:span text:style-name="T1381">).</text:span><text:span text:style-name="T1382">value</text:span><text:span text:style-name="T1383">);</text:span></text:p>
      <text:p text:style-name="P1384"><text:span text:style-name="T1385"><text:s text:c="7"/></text:span><text:span text:style-name="T1386">var</text:span><text:span text:style-name="T1387"><text:s/></text:span><text:span text:style-name="T1388">email</text:span><text:span text:style-name="T1389"><text:s/>=<text:s/></text:span><text:span text:style-name="T1390">document</text:span><text:span text:style-name="T1391">.</text:span><text:span text:style-name="T1392">querySelector</text:span><text:span text:style-name="T1393">(</text:span><text:span text:style-name="T1394">"#email"</text:span><text:span text:style-name="T1395">).</text:span><text:span text:style-name="T1396">value</text:span><text:span text:style-name="T1397">;</text:span></text:p>
      <text:p text:style-name="P1398"><text:span text:style-name="T1399"><text:s text:c="7"/></text:span><text:span text:style-name="T1400">var</text:span><text:span text:style-name="T1401"><text:s/></text:span><text:span text:style-name="T1402">telefono</text:span><text:span text:style-name="T1403"><text:s/>=<text:s/></text:span><text:span text:style-name="T1404">document</text:span><text:span text:style-name="T1405">.</text:span><text:span text:style-name="T1406">querySelector</text:span><text:span text:style-name="T1407">(</text:span><text:span text:style-name="T1408">"#telefono"</text:span><text:span text:style-name="T1409">).</text:span><text:span text:style-name="T1410">value</text:span><text:span text:style-name="T1411">;</text:span></text:p>
      <text:p text:style-name="P1412"><text:span text:style-name="T1413"><text:s text:c="7"/></text:span><text:span text:style-name="T1414">var</text:span><text:span text:style-name="T1415"><text:s/></text:span><text:span text:style-name="T1416">descripcion</text:span><text:span text:style-name="T1417"><text:s/>=<text:s/></text:span><text:span text:style-name="T1418">document</text:span><text:span text:style-name="T1419">.</text:span><text:span text:style-name="T1420">querySelector</text:span><text:span text:style-name="T1421">(</text:span><text:span text:style-name="T1422">"#descripcion"</text:span><text:span text:style-name="T1423">).</text:span><text:span text:style-name="T1424">value</text:span><text:span text:style-name="T1425">;</text:span></text:p>
      <text:p text:style-name="P1426"/>
      <text:p text:style-name="P1427"><text:span text:style-name="T1428"><text:s text:c="9"/></text:span><text:span text:style-name="T1429">/*Validacion del formulario*/</text:span><text:span text:style-name="T1430"><text:s/></text:span></text:p>
      <text:p text:style-name="P1431"><text:span text:style-name="T1432"><text:s text:c="7"/></text:span><text:span text:style-name="T1433">if</text:span><text:span text:style-name="T1434">(</text:span><text:span text:style-name="T1435">nombre</text:span><text:span text:style-name="T1436">.</text:span><text:span text:style-name="T1437">trim</text:span><text:span text:style-name="T1438">() ==<text:s/></text:span><text:span text:style-name="T1439">null</text:span><text:span text:style-name="T1440"><text:s/>||</text:span><text:span text:style-name="T1441"><text:s/>nombre</text:span><text:span text:style-name="T1442">.</text:span><text:span text:style-name="T1443">trim</text:span><text:span text:style-name="T1444">().</text:span><text:span text:style-name="T1445">length</text:span><text:span text:style-name="T1446"><text:s/>==<text:s/></text:span><text:span text:style-name="T1447">0</text:span><text:span text:style-name="T1448">){</text:span></text:p>
      <text:p text:style-name="P1449"><text:span text:style-name="T1450"><text:s text:c="12"/></text:span><text:span text:style-name="T1451">alert</text:span><text:span text:style-name="T1452">(</text:span><text:span text:style-name="T1453">"El nombre no es valido"</text:span><text:span text:style-name="T1454">);</text:span></text:p>
      <text:p text:style-name="P1455"><text:span text:style-name="T1456"><text:s text:c="12"/></text:span><text:span text:style-name="T1457">document</text:span><text:span text:style-name="T1458">.</text:span><text:span text:style-name="T1459">querySelector</text:span><text:span text:style-name="T1460">(</text:span><text:span text:style-name="T1461">"#error_nombre"</text:span><text:span text:style-name="T1462">).</text:span><text:span text:style-name="T1463">innerHTML</text:span><text:span text:style-name="T1464"><text:s/>=<text:s/></text:span><text:span text:style-name="T1465">"El nombre no es valido"</text:span><text:span text:style-name="T1466">;<text:s/></text:span></text:p>
      <text:p text:style-name="P1467"><text:span text:style-name="T1468"><text:s text:c="12"/></text:span><text:span text:style-name="T1469">return</text:span><text:span text:style-name="T1470"><text:s/></text:span><text:span text:style-name="T1471">false</text:span><text:span text:style-name="T1472">;</text:span></text:p>
      <text:p text:style-name="P1473"><text:span text:style-name="T1474"><text:s text:c="7"/>}</text:span><text:span text:style-name="T1475">else</text:span><text:span text:style-name="T1476">{</text:span></text:p>
      <text:p text:style-name="P1477"><text:span text:style-name="T1478"><text:s text:c="8"/></text:span><text:span text:style-name="T1479">document</text:span><text:span text:style-name="T1480">.</text:span><text:span text:style-name="T1481">querySelector</text:span><text:span text:style-name="T1482">(</text:span><text:span text:style-name="T1483">"#error_nombre"</text:span><text:span text:style-name="T1484">).</text:span><text:span text:style-name="T1485">style</text:span><text:span text:style-name="T1486">.</text:span><text:span text:style-name="T1487">display</text:span><text:span text:style-name="T1488"><text:s/>=<text:s/></text:span><text:span text:style-name="T1489">"none"</text:span><text:span text:style-name="T1490">;</text:span></text:p>
      <text:p text:style-name="P1491"><text:s text:c="7"/>}</text:p>
      <text:p text:style-name="P1492"><text:span text:style-name="T1493"><text:s text:c="7"/></text:span><text:span text:style-name="T1494">if</text:span><text:span text:style-name="T1495">(</text:span><text:span text:style-name="T1496">apellido</text:span><text:span text:style-name="T1497">.</text:span><text:span text:style-name="T1498">trim</text:span><text:span text:style-name="T1499">() ==<text:s/></text:span><text:span text:style-name="T1500">null</text:span><text:span text:style-name="T1501"><text:s/>||</text:span><text:span text:style-name="T1502"><text:s/>apellido</text:span><text:span text:style-name="T1503">.</text:span><text:span text:style-name="T1504">trim</text:span><text:span text:style-name="T1505">().</text:span><text:span text:style-name="T1506">length</text:span><text:span text:style-name="T1507"><text:s/>==<text:s/></text:span><text:span text:style-name="T1508">0</text:span><text:span text:style-name="T1509">){</text:span></text:p>
      <text:p text:style-name="P1510"><text:span text:style-name="T1511"><text:s text:c="10"/></text:span><text:span text:style-name="T1512">alert</text:span><text:span text:style-name="T1513">(</text:span><text:span text:style-name="T1514">"El apellido no es valido"</text:span><text:span text:style-name="T1515">);</text:span></text:p>
      <text:p text:style-name="P1516"><text:span text:style-name="T1517"><text:s text:c="10"/></text:span><text:span text:style-name="T1518">document</text:span><text:span text:style-name="T1519">.</text:span><text:span text:style-name="T1520">querySelector</text:span><text:span text:style-name="T1521">(</text:span><text:span text:style-name="T1522">"#error_apellido"</text:span><text:span text:style-name="T1523">).</text:span><text:span text:style-name="T1524">innerHTML</text:span><text:span text:style-name="T1525"><text:s/>=<text:s/></text:span><text:span text:style-name="T1526">"Los apellidos son incorrectos"</text:span><text:span text:style-name="T1527">;<text:s/></text:span></text:p>
      <text:p text:style-name="P1528"><text:span text:style-name="T1529"><text:s text:c="10"/></text:span><text:span text:style-name="T1530">return</text:span><text:span text:style-name="T1531"><text:s/></text:span><text:span text:style-name="T1532">false</text:span><text:span text:style-name="T1533">;</text:span></text:p>
      <text:p text:style-name="P1534"><text:s text:c="8"/>}</text:p>
      <text:p text:style-name="P1535"><text:span text:style-name="T1536"><text:s text:c="8"/></text:span><text:span text:style-name="T1537">if</text:span><text:span text:style-name="T1538">(</text:span><text:span text:style-name="T1539">edad</text:span><text:span text:style-name="T1540"><text:s/>==<text:s/></text:span><text:span text:style-name="T1541">null</text:span><text:span text:style-name="T1542"><text:s/>||<text:s/></text:span><text:span text:style-name="T1543">edad</text:span><text:span text:style-name="T1544"><text:s/>&lt;=<text:s/></text:span><text:span text:style-name="T1545">0</text:span><text:span text:style-name="T1546"><text:s/>||<text:s/></text:span><text:span text:style-name="T1547">isNaN</text:span><text:span text:style-name="T1548">(</text:span><text:span text:style-name="T1549">edad</text:span><text:span text:style-name="T1550">)){</text:span></text:p>
      <text:p text:style-name="P1551"><text:span text:style-name="T1552"><text:s text:c="12"/></text:span><text:span text:style-name="T1553">alert</text:span><text:span text:style-name="T1554">(</text:span><text:span text:style-name="T1555">"El edad no es valida"</text:span><text:span text:style-name="T1556">);</text:span></text:p>
      <text:p text:style-name="P1557"><text:span text:style-name="T1558"><text:s text:c="12"/></text:span><text:span text:style-name="T1559">document</text:span><text:span text:style-name="T1560">.</text:span><text:span text:style-name="T1561">querySelector</text:span><text:span text:style-name="T1562">(</text:span><text:span text:style-name="T1563">"#error_edad"</text:span><text:span text:style-name="T1564">).</text:span><text:span text:style-name="T1565">innerHTML</text:span><text:span text:style-name="T1566"><text:s/>=<text:s/></text:span><text:span text:style-name="T1567">"La edad no es valida"</text:span><text:span text:style-name="T1568">;<text:s/></text:span></text:p>
      <text:p text:style-name="P1569"><text:span text:style-name="T1570"><text:s text:c="12"/></text:span><text:span text:style-name="T1571">return</text:span><text:span text:style-name="T1572"><text:s/></text:span><text:span text:style-name="T1573">false</text:span><text:span text:style-name="T1574">;</text:span></text:p>
      <text:p text:style-name="P1575"><text:s text:c="8"/>}</text:p>
      <text:p text:style-name="P1576"><text:span text:style-name="T1577"><text:s text:c="8"/></text:span><text:span text:style-name="T1578">if</text:span><text:span text:style-name="T1579">(</text:span><text:span text:style-name="T1580">email</text:span><text:span text:style-name="T1581">.</text:span><text:span text:style-name="T1582">trim</text:span><text:span text:style-name="T1583">() ==<text:s/></text:span><text:span text:style-name="T1584">null</text:span><text:span text:style-name="T1585"><text:s/>||<text:s/></text:span><text:span text:style-name="T1586">email</text:span><text:span text:style-name="T1587"><text:s/>&lt;=<text:s/></text:span><text:span text:style-name="T1588">0</text:span><text:span text:style-name="T1589"><text:s/>||</text:span><text:span text:style-name="T1590"><text:s/>email</text:span><text:span text:style-name="T1591">.</text:span><text:span text:style-name="T1592">trim</text:span><text:span text:style-name="T1593">().</text:span><text:span text:style-name="T1594">length</text:span><text:span text:style-name="T1595"><text:s/>==<text:s/></text:span><text:span text:style-name="T1596">0</text:span><text:span text:style-name="T1597">){</text:span></text:p>
      <text:p text:style-name="P1598"><text:span text:style-name="T1599"><text:s text:c="9"/></text:span><text:span text:style-name="T1600">alert</text:span><text:span text:style-name="T1601">(</text:span><text:span text:style-name="T1602">"El email no es valida"</text:span><text:span text:style-name="T1603">);</text:span></text:p>
      <text:p text:style-name="P1604"><text:span text:style-name="T1605"><text:s text:c="9"/></text:span><text:span text:style-name="T1606">document</text:span><text:span text:style-name="T1607">.</text:span><text:span text:style-name="T1608">querySelector</text:span><text:span text:style-name="T1609">(</text:span><text:span text:style-name="T1610">"#error_email"</text:span><text:span text:style-name="T1611">).</text:span><text:span text:style-name="T1612">innerHTML</text:span><text:span text:style-name="T1613"><text:s/>=<text:s/></text:span><text:span text:style-name="T1614">"La email no es valido"</text:span><text:span text:style-name="T1615">;<text:s/></text:span></text:p>
      <text:p text:style-name="P1616"><text:span text:style-name="T1617"><text:s text:c="9"/></text:span><text:span text:style-name="T1618">return</text:span><text:span text:style-name="T1619"><text:s/></text:span><text:span text:style-name="T1620">false</text:span><text:span text:style-name="T1621">;</text:span></text:p>
      <text:p text:style-name="P1622"><text:s text:c="5"/>}</text:p>
      <text:p text:style-name="P1623"><text:span text:style-name="T1624"><text:s text:c="7"/></text:span><text:span text:style-name="T1625">if</text:span><text:span text:style-name="T1626">(</text:span><text:span text:style-name="T1627">telefono</text:span><text:span text:style-name="T1628">.</text:span><text:span text:style-name="T1629">trim</text:span><text:span text:style-name="T1630">() ==<text:s/></text:span><text:span text:style-name="T1631">null</text:span><text:span text:style-name="T1632"><text:s/>||</text:span><text:span text:style-name="T1633"><text:s/>telefono</text:span><text:span text:style-name="T1634">.</text:span><text:span text:style-name="T1635">trim</text:span><text:span text:style-name="T1636">().</text:span><text:span text:style-name="T1637">length</text:span><text:span text:style-name="T1638"><text:s/>==<text:s/></text:span><text:span text:style-name="T1639">0</text:span><text:span text:style-name="T1640">){</text:span></text:p>
      <text:p text:style-name="P1641"><text:span text:style-name="T1642"><text:s text:c="10"/></text:span><text:span text:style-name="T1643">alert</text:span><text:span text:style-name="T1644">(</text:span><text:span text:style-name="T1645">"El telefono no es valido"</text:span><text:span text:style-name="T1646">);</text:span></text:p>
      <text:p text:style-name="P1647"><text:span text:style-name="T1648"><text:s text:c="10"/></text:span><text:span text:style-name="T1649">document</text:span><text:span text:style-name="T1650">.</text:span><text:span text:style-name="T1651">querySelector</text:span><text:span text:style-name="T1652">(</text:span><text:span text:style-name="T1653">"#error_telefono"</text:span><text:span text:style-name="T1654">).</text:span><text:span text:style-name="T1655">innerHTML</text:span><text:span text:style-name="T1656"><text:s/>=<text:s/></text:span><text:span text:style-name="T1657">"El telefono no es valido"</text:span><text:span text:style-name="T1658">;<text:s/></text:span></text:p>
      <text:p text:style-name="P1659"><text:span text:style-name="T1660"><text:s text:c="10"/></text:span><text:span text:style-name="T1661">return</text:span><text:span text:style-name="T1662"><text:s/></text:span><text:span text:style-name="T1663">false</text:span><text:span text:style-name="T1664">;</text:span></text:p>
      <text:p text:style-name="P1665"><text:s text:c="10"/>}</text:p>
      <text:p text:style-name="P1666"><text:span text:style-name="T1667"><text:s text:c="7"/></text:span><text:span text:style-name="T1668">if</text:span><text:span text:style-name="T1669">(</text:span><text:span text:style-name="T1670">descripcion</text:span><text:span text:style-name="T1671">.</text:span><text:span text:style-name="T1672">trim</text:span><text:span text:style-name="T1673">() ==<text:s/></text:span><text:span text:style-name="T1674">null</text:span><text:span text:style-name="T1675"><text:s/>||</text:span><text:span text:style-name="T1676"><text:s/>descripcion</text:span><text:span text:style-name="T1677">.</text:span><text:span text:style-name="T1678">trim</text:span><text:span text:style-name="T1679">().</text:span><text:span text:style-name="T1680">length</text:span><text:span text:style-name="T1681"><text:s/>==<text:s/></text:span><text:span text:style-name="T1682">0</text:span><text:span text:style-name="T1683">){</text:span></text:p>
      <text:p text:style-name="P1684"><text:span text:style-name="T1685"><text:s text:c="10"/></text:span><text:span text:style-name="T1686">alert</text:span><text:span text:style-name="T1687">(</text:span><text:span text:style-name="T1688">"La descripción esta vacia"</text:span><text:span text:style-name="T1689">);</text:span></text:p>
      <text:p text:style-name="P1690"><text:span text:style-name="T1691"><text:s text:c="10"/></text:span><text:span text:style-name="T1692">document</text:span><text:span text:style-name="T1693">.</text:span><text:span text:style-name="T1694">querySelector</text:span><text:span text:style-name="T1695">(</text:span><text:span text:style-name="T1696">"#error_description"</text:span><text:span text:style-name="T1697">).</text:span><text:span text:style-name="T1698">innerHTML</text:span><text:span text:style-name="T1699"><text:s/>=<text:s/></text:span><text:span text:style-name="T1700">"El campo descripción no esta relleno"</text:span><text:span text:style-name="T1701">;<text:s/></text:span></text:p>
      <text:p text:style-name="P1702"><text:span text:style-name="T1703"><text:s text:c="10"/></text:span><text:span text:style-name="T1704">return</text:span><text:span text:style-name="T1705"><text:s/></text:span><text:span text:style-name="T1706">false</text:span><text:span text:style-name="T1707">;</text:span></text:p>
      <text:p text:style-name="P1708"><text:s text:c="10"/>}</text:p>
      <text:p text:style-name="P1709"/>
      <text:p text:style-name="P1710"><text:span text:style-name="T1711"><text:s text:c="10"/></text:span><text:span text:style-name="T1712">/*Permite mostrar los datos del formulario dentro del span, la opcion comentada de abajo es igual solo que unicamente nos deja mostrar los datos */</text:span></text:p>
      <text:soft-page-break/>
      <text:p text:style-name="P1713"><text:span text:style-name="T1714"><text:s text:c="7"/>datos</text:span><text:span text:style-name="T1715">.</text:span><text:span text:style-name="T1716">style</text:span><text:span text:style-name="T1717">.</text:span><text:span text:style-name="T1718">display</text:span><text:span text:style-name="T1719"><text:s/>=<text:s/></text:span><text:span text:style-name="T1720">"block"</text:span><text:span text:style-name="T1721">;</text:span></text:p>
      <text:p text:style-name="P1722"/>
      <text:p text:style-name="P1723"><text:span text:style-name="T1724"><text:s text:c="8"/></text:span><text:span text:style-name="T1725">var</text:span><text:span text:style-name="T1726"><text:s/></text:span><text:span text:style-name="T1727">p_nombre</text:span><text:span text:style-name="T1728"><text:s/>=<text:s/></text:span><text:span text:style-name="T1729">document</text:span><text:span text:style-name="T1730">.</text:span><text:span text:style-name="T1731">querySelector</text:span><text:span text:style-name="T1732">(</text:span><text:span text:style-name="T1733">"#p_nombre span"</text:span><text:span text:style-name="T1734">);</text:span></text:p>
      <text:p text:style-name="P1735"><text:span text:style-name="T1736"><text:s text:c="8"/></text:span><text:span text:style-name="T1737">var</text:span><text:span text:style-name="T1738"><text:s/></text:span><text:span text:style-name="T1739">p_apellido</text:span><text:span text:style-name="T1740"><text:s/>=<text:s/></text:span><text:span text:style-name="T1741">document</text:span><text:span text:style-name="T1742">.</text:span><text:span text:style-name="T1743">querySelector</text:span><text:span text:style-name="T1744">(</text:span><text:span text:style-name="T1745">"#p_apellido span"</text:span><text:span text:style-name="T1746">);</text:span></text:p>
      <text:p text:style-name="P1747"><text:span text:style-name="T1748"><text:s text:c="8"/></text:span><text:span text:style-name="T1749">var</text:span><text:span text:style-name="T1750"><text:s/></text:span><text:span text:style-name="T1751">p_edad</text:span><text:span text:style-name="T1752"><text:s/>=<text:s/></text:span><text:span text:style-name="T1753">document</text:span><text:span text:style-name="T1754">.</text:span><text:span text:style-name="T1755">querySelector</text:span><text:span text:style-name="T1756">(</text:span><text:span text:style-name="T1757">"#p_edad span"</text:span><text:span text:style-name="T1758">);</text:span></text:p>
      <text:p text:style-name="P1759"><text:span text:style-name="T1760"><text:s text:c="8"/></text:span><text:span text:style-name="T1761">var</text:span><text:span text:style-name="T1762"><text:s/></text:span><text:span text:style-name="T1763">p_email</text:span><text:span text:style-name="T1764"><text:s/>=<text:s/></text:span><text:span text:style-name="T1765">document</text:span><text:span text:style-name="T1766">.</text:span><text:span text:style-name="T1767">querySelector</text:span><text:span text:style-name="T1768">(</text:span><text:span text:style-name="T1769">"#p_email span"</text:span><text:span text:style-name="T1770">);</text:span></text:p>
      <text:p text:style-name="P1771"><text:span text:style-name="T1772"><text:s text:c="8"/></text:span><text:span text:style-name="T1773">var</text:span><text:span text:style-name="T1774"><text:s/></text:span><text:span text:style-name="T1775">p_telefono</text:span><text:span text:style-name="T1776"><text:s/>=<text:s/></text:span><text:span text:style-name="T1777">document</text:span><text:span text:style-name="T1778">.</text:span><text:span text:style-name="T1779">querySelector</text:span><text:span text:style-name="T1780">(</text:span><text:span text:style-name="T1781">"#p_telefono span"</text:span><text:span text:style-name="T1782">);</text:span></text:p>
      <text:p text:style-name="P1783"><text:span text:style-name="T1784"><text:s text:c="8"/></text:span><text:span text:style-name="T1785">var</text:span><text:span text:style-name="T1786"><text:s/></text:span><text:span text:style-name="T1787">p_description</text:span><text:span text:style-name="T1788"><text:s/>=<text:s/></text:span><text:span text:style-name="T1789">document</text:span><text:span text:style-name="T1790">.</text:span><text:span text:style-name="T1791">querySelector</text:span><text:span text:style-name="T1792">(</text:span><text:span text:style-name="T1793">"#p_description span"</text:span><text:span text:style-name="T1794">);</text:span></text:p>
      <text:p text:style-name="P1795"/>
      <text:p text:style-name="P1796"><text:span text:style-name="T1797"><text:s text:c="8"/>p_nombre</text:span><text:span text:style-name="T1798">.</text:span><text:span text:style-name="T1799">innerHTML</text:span><text:span text:style-name="T1800"><text:s/>=<text:s/></text:span><text:span text:style-name="T1801">nombre</text:span><text:span text:style-name="T1802">;</text:span></text:p>
      <text:p text:style-name="P1803"><text:span text:style-name="T1804"><text:s text:c="8"/>p_apellido</text:span><text:span text:style-name="T1805">.</text:span><text:span text:style-name="T1806">innerHTML</text:span><text:span text:style-name="T1807"><text:s/>=<text:s/></text:span><text:span text:style-name="T1808">apellido</text:span><text:span text:style-name="T1809">;</text:span></text:p>
      <text:p text:style-name="P1810"><text:span text:style-name="T1811"><text:s text:c="8"/>p_edad</text:span><text:span text:style-name="T1812">.</text:span><text:span text:style-name="T1813">innerHTML</text:span><text:span text:style-name="T1814"><text:s/>=<text:s/></text:span><text:span text:style-name="T1815">edad</text:span><text:span text:style-name="T1816">;</text:span></text:p>
      <text:p text:style-name="P1817"><text:span text:style-name="T1818"><text:s text:c="8"/>p_email</text:span><text:span text:style-name="T1819">.</text:span><text:span text:style-name="T1820">innerHTML</text:span><text:span text:style-name="T1821"><text:s/>=<text:s/></text:span><text:span text:style-name="T1822">email</text:span><text:span text:style-name="T1823">;</text:span></text:p>
      <text:p text:style-name="P1824"><text:span text:style-name="T1825"><text:s text:c="8"/>p_telefono</text:span><text:span text:style-name="T1826">.</text:span><text:span text:style-name="T1827">innerHTML</text:span><text:span text:style-name="T1828"><text:s/>=</text:span><text:span text:style-name="T1829">telefono</text:span><text:span text:style-name="T1830">;</text:span></text:p>
      <text:p text:style-name="P1831"><text:span text:style-name="T1832"><text:s text:c="8"/>p_description</text:span><text:span text:style-name="T1833">.</text:span><text:span text:style-name="T1834">innerHTML</text:span><text:span text:style-name="T1835"><text:s/>=<text:s/></text:span><text:span text:style-name="T1836">descripcion</text:span><text:span text:style-name="T1837">;</text:span></text:p>
      <text:p text:style-name="P1838"/>
      <text:p text:style-name="P1839"><text:span text:style-name="T1840"><text:s text:c="7"/></text:span><text:span text:style-name="T1841">/*<text:s/></text:span></text:p>
      <text:p text:style-name="P1842"><text:span text:style-name="T1843"><text:s text:c="7"/>var datos_usuario = [nombre, apellido, edad, email,telefono,descripcion];</text:span></text:p>
      <text:p text:style-name="P1844"><text:span text:style-name="T1845"><text:s text:c="7"/>var indice;</text:span></text:p>
      <text:p text:style-name="P1846"><text:span text:style-name="T1847"><text:s text:c="7"/>for(indice in datos_usuario){</text:span></text:p>
      <text:p text:style-name="P1848"><text:span text:style-name="T1849"><text:s text:c="12"/>var parrafo = document.createElement("p");</text:span></text:p>
      <text:p text:style-name="P1850"><text:span text:style-name="T1851"><text:s text:c="12"/>parrafo.append(datos_usuario[indice]);</text:span></text:p>
      <text:p text:style-name="P1852"><text:span text:style-name="T1853"><text:s text:c="12"/>datos.append(parrafo);</text:span></text:p>
      <text:p text:style-name="P1854"><text:span text:style-name="T1855"><text:s text:c="7"/>}*/</text:span></text:p>
      <text:p text:style-name="P1856"><text:s text:c="7"/></text:p>
      <text:p text:style-name="P1857"/>
      <text:p text:style-name="P1858"><text:s text:c="4"/>});</text:p>
      <text:p text:style-name="P1859"><text:span text:style-name="T1860"><text:s text:c="4"/></text:span><text:span text:style-name="T1861">console</text:span><text:span text:style-name="T1862">.</text:span><text:span text:style-name="T1863">log</text:span><text:span text:style-name="T1864">(</text:span><text:span text:style-name="T1865">datos</text:span><text:span text:style-name="T1866">);</text:span></text:p>
      <text:p text:style-name="P1867"><text:s text:c="3"/></text:p>
      <text:p text:style-name="P1868">})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del campo</meta:initial-creator>
    <dc:creator>ivan del campo</dc:creator>
    <meta:creation-date>2019-03-31T09:10:00Z</meta:creation-date>
    <dc:date>2019-03-31T09:16:00Z</dc:date>
    <meta:template xlink:href="Normal" xlink:type="simple"/>
    <meta:editing-cycles>1</meta:editing-cycles>
    <meta:editing-duration>PT360S</meta:editing-duration>
    <meta:document-statistic meta:page-count="7" meta:paragraph-count="18" meta:word-count="1451" meta:character-count="9417" meta:row-count="66" meta:non-whitespace-character-count="7984"/>
  </office:meta>
</office:document-meta>
</file>